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15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3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" style:family="table-cell" style:parent-style-name="Default" style:data-style-name="N51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5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style:font-family-generic="scrip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45" style:family="table-cell" style:parent-style-name="Default" style:data-style-name="N0">
      <style:text-properties fo:color="#000000"/>
    </style:style>
    <style:style style:name="ce4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49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text-underline-style="solid" style:text-underline-type="single" style:font-family-generic="script"/>
    </style:style>
    <style:style style:name="ce51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52">
      <style:table-cell-properties fo:border="thin solid #000000" fo:background-color="transparent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58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5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5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6">
      <style:table-cell-properties fo:border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9" style:family="table-cell" style:parent-style-name="Default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0" style:family="table-cell" style:parent-style-name="Default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52">
      <style:table-cell-properties fo:border="thin solid #000000" fo:background-color="transparent"/>
      <style:text-properties fo:color="#000000" style:font-name="標楷體" style:font-name-asian="標楷體" style:font-name-complex="標楷體" style:font-family-generic="script"/>
    </style:style>
    <style:style style:name="ce72" style:family="table-cell" style:parent-style-name="Default" style:data-style-name="N48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3" style:family="table-cell" style:parent-style-name="Default" style:data-style-name="N5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0" style:family="table-cell" style:parent-style-name="Default" style:data-style-name="N5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1" style:family="table-cell" style:parent-style-name="Default" style:data-style-name="N52">
      <style:table-cell-properties fo:border="thin solid #000000" fo:background-color="transparent"/>
      <style:text-properties fo:color="#000000"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="thin solid #000000"/>
      <style:text-properties fo:color="#000000" style:font-name="標楷體" style:font-name-asian="標楷體" style:font-name-complex="標楷體" style:font-family-generic="script"/>
    </style:style>
    <style:style style:name="ce85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8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8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48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2" style:family="table-cell" style:parent-style-name="Default" style:data-style-name="N5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3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8" style:family="table-cell" style:parent-style-name="Default" style:data-style-name="N48">
      <style:table-cell-properties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0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0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4" style:family="table-cell" style:parent-style-name="Default" style:data-style-name="N52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05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1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8pt" style:font-size-asian="18pt" style:font-size-complex="18pt" style:font-family-generic="script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6.61458333333333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24895833333333cm" style:use-optimal-column-width="true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4.841875cm"/>
    </style:style>
    <style:style style:name="co17" style:family="table-column">
      <style:table-column-properties fo:break-before="auto" style:column-width="2.16958333333333cm" style:use-optimal-column-width="true"/>
    </style:style>
    <style:style style:name="co18" style:family="table-column">
      <style:table-column-properties fo:break-before="auto" style:column-width="3.942291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3.095625cm" style:use-optimal-column-width="true"/>
    </style:style>
    <style:style style:name="co21" style:family="table-column">
      <style:table-column-properties fo:break-before="auto" style:column-width="5.45041666666667cm" style:use-optimal-column-width="true"/>
    </style:style>
    <style:style style:name="co22" style:family="table-column">
      <style:table-column-properties fo:break-before="auto" style:column-width="5.05354166666667cm" style:use-optimal-column-width="true"/>
    </style:style>
    <style:style style:name="co23" style:family="table-column">
      <style:table-column-properties fo:break-before="auto" style:column-width="2.778125cm"/>
    </style:style>
    <style:style style:name="co24" style:family="table-column">
      <style:table-column-properties fo:break-before="auto" style:column-width="6.746875cm"/>
    </style:style>
    <style:style style:name="co25" style:family="table-column">
      <style:table-column-properties fo:break-before="auto" style:column-width="3.91583333333333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4.048125cm"/>
    </style:style>
    <style:style style:name="co28" style:family="table-column">
      <style:table-column-properties fo:break-before="auto" style:column-width="2.38125cm"/>
    </style:style>
    <style:style style:name="co29" style:family="table-column">
      <style:table-column-properties fo:break-before="auto" style:column-width="2.72520833333333cm"/>
    </style:style>
    <style:style style:name="co30" style:family="table-column">
      <style:table-column-properties fo:break-before="auto" style:column-width="4.39208333333333cm"/>
    </style:style>
    <style:style style:name="co31" style:family="table-column">
      <style:table-column-properties fo:break-before="auto" style:column-width="2.40770833333333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2.91041666666667cm"/>
    </style:style>
    <style:style style:name="co34" style:family="table-column">
      <style:table-column-properties fo:break-before="auto" style:column-width="4.28625cm"/>
    </style:style>
    <style:style style:name="co35" style:family="table-column">
      <style:table-column-properties fo:break-before="auto" style:column-width="2.460625cm" style:use-optimal-column-width="true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4.47145833333333cm"/>
    </style:style>
    <style:style style:name="co38" style:family="table-column">
      <style:table-column-properties fo:break-before="auto" style:column-width="3.22791666666667cm"/>
    </style:style>
    <style:style style:name="co39" style:family="table-column">
      <style:table-column-properties fo:break-before="auto" style:column-width="2.75166666666667cm"/>
    </style:style>
    <style:style style:name="co40" style:family="table-column">
      <style:table-column-properties fo:break-before="auto" style:column-width="3.730625cm"/>
    </style:style>
    <style:style style:name="co41" style:family="table-column">
      <style:table-column-properties fo:break-before="auto" style:column-width="6.08541666666667cm"/>
    </style:style>
    <style:style style:name="co42" style:family="table-column">
      <style:table-column-properties fo:break-before="auto" style:column-width="4.63020833333333cm"/>
    </style:style>
    <style:style style:name="co43" style:family="table-column">
      <style:table-column-properties fo:break-before="auto" style:column-width="2.16958333333333cm"/>
    </style:style>
    <style:style style:name="co44" style:family="table-column">
      <style:table-column-properties fo:break-before="auto" style:column-width="3.33375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5.97958333333333cm"/>
    </style:style>
    <style:style style:name="co48" style:family="table-column">
      <style:table-column-properties fo:break-before="auto" style:column-width="3.67770833333333cm"/>
    </style:style>
    <style:style style:name="co49" style:family="table-column">
      <style:table-column-properties fo:break-before="auto" style:column-width="3.20145833333333cm"/>
    </style:style>
    <style:style style:name="co50" style:family="table-column">
      <style:table-column-properties fo:break-before="auto" style:column-width="3.7041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40.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54.7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63pt" style:use-optimal-row-height="false" fo:break-before="auto"/>
    </style:style>
    <style:style style:name="ro14" style:family="table-row">
      <style:table-row-properties style:row-height="37.5pt" style:use-optimal-row-height="false" fo:break-before="auto"/>
    </style:style>
    <style:style style:name="ro15" style:family="table-row">
      <style:table-row-properties style:row-height="60.75pt" style:use-optimal-row-height="false" fo:break-before="auto"/>
    </style:style>
    <style:style style:name="ro16" style:family="table-row">
      <style:table-row-properties style:row-height="37.9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33pt" style:use-optimal-row-height="true" fo:break-before="auto"/>
    </style:style>
    <style:style style:name="ro19" style:family="table-row">
      <style:table-row-properties style:row-height="49.5pt" style:use-optimal-row-height="true" fo:break-before="auto"/>
    </style:style>
    <style:style style:name="ro20" style:family="table-row">
      <style:table-row-properties style:row-height="24pt" style:use-optimal-row-height="false" fo:break-before="auto"/>
    </style:style>
    <style:style style:name="ro21" style:family="table-row">
      <style:table-row-properties style:row-height="27.75pt" style:use-optimal-row-height="true" fo:break-before="auto"/>
    </style:style>
    <style:style style:name="ro22" style:family="table-row">
      <style:table-row-properties style:row-height="73.5pt" style:use-optimal-row-height="false" fo:break-before="auto"/>
    </style:style>
    <style:style style:name="ro23" style:family="table-row">
      <style:table-row-properties style:row-height="66pt" style:use-optimal-row-height="true" fo:break-before="auto"/>
    </style:style>
    <style:style style:name="ro24" style:family="table-row">
      <style:table-row-properties style:row-height="16.5pt" style:use-optimal-row-height="false" fo:break-before="auto"/>
    </style:style>
    <style:style style:name="ro25" style:family="table-row">
      <style:table-row-properties style:row-height="89.25pt" style:use-optimal-row-height="false" fo:break-before="auto"/>
    </style:style>
    <style:style style:name="ro26" style:family="table-row">
      <style:table-row-properties style:row-height="120pt" style:use-optimal-row-height="false" fo:break-before="auto"/>
    </style:style>
    <style:style style:name="ro27" style:family="table-row">
      <style:table-row-properties style:row-height="87.75pt" style:use-optimal-row-height="false" fo:break-before="auto"/>
    </style:style>
    <style:style style:name="ro28" style:family="table-row">
      <style:table-row-properties style:row-height="135.75pt" style:use-optimal-row-height="false" fo:break-before="auto"/>
    </style:style>
    <style:style style:name="ro29" style:family="table-row">
      <style:table-row-properties style:row-height="22.5pt" style:use-optimal-row-height="false" fo:break-before="auto"/>
    </style:style>
    <style:style style:name="ro30" style:family="table-row">
      <style:table-row-properties style:row-height="28.5pt" style:use-optimal-row-height="false" fo:break-before="auto"/>
    </style:style>
    <style:style style:name="ro31" style:family="table-row">
      <style:table-row-properties style:row-height="26.25pt" style:use-optimal-row-height="false" fo:break-before="auto"/>
    </style:style>
    <style:style style:name="ro32" style:family="table-row">
      <style:table-row-properties style:row-height="42pt" style:use-optimal-row-height="false" fo:break-before="auto"/>
    </style:style>
    <style:style style:name="ro33" style:family="table-row">
      <style:table-row-properties style:row-height="43.5pt" style:use-optimal-row-height="false" fo:break-before="auto"/>
    </style:style>
    <style:style style:name="ro34" style:family="table-row">
      <style:table-row-properties style:row-height="45pt" style:use-optimal-row-height="false" fo:break-before="auto"/>
    </style:style>
    <style:style style:name="ro35" style:family="table-row">
      <style:table-row-properties style:row-height="51pt" style:use-optimal-row-height="false" fo:break-before="auto"/>
    </style:style>
    <style:style style:name="ro36" style:family="table-row">
      <style:table-row-properties style:row-height="87pt" style:use-optimal-row-height="false" fo:break-before="auto"/>
    </style:style>
    <style:style style:name="ro37" style:family="table-row">
      <style:table-row-properties style:row-height="46.5pt" style:use-optimal-row-height="false" fo:break-before="auto"/>
    </style:style>
    <style:style style:name="ro38" style:family="table-row">
      <style:table-row-properties style:row-height="106.5pt" style:use-optimal-row-height="false" fo:break-before="auto"/>
    </style:style>
    <style:style style:name="ro39" style:family="table-row">
      <style:table-row-properties style:row-height="68.25pt" style:use-optimal-row-height="false" fo:break-before="auto"/>
    </style:style>
    <style:style style:name="ro40" style:family="table-row">
      <style:table-row-properties style:row-height="59.25pt" style:use-optimal-row-height="false" fo:break-before="auto"/>
    </style:style>
    <style:style style:name="ro41" style:family="table-row">
      <style:table-row-properties style:row-height="81.75pt" style:use-optimal-row-height="false" fo:break-before="auto"/>
    </style:style>
    <style:style style:name="ro42" style:family="table-row">
      <style:table-row-properties style:row-height="64.5pt" style:use-optimal-row-height="false" fo:break-before="auto"/>
    </style:style>
    <style:style style:name="ro43" style:family="table-row">
      <style:table-row-properties style:row-height="60pt" style:use-optimal-row-height="false" fo:break-before="auto"/>
    </style:style>
    <style:style style:name="ro44" style:family="table-row">
      <style:table-row-properties style:row-height="53.25pt" style:use-optimal-row-height="false" fo:break-before="auto"/>
    </style:style>
    <style:style style:name="ro45" style:family="table-row">
      <style:table-row-properties style:row-height="72.75pt" style:use-optimal-row-height="false" fo:break-before="auto"/>
    </style:style>
    <style:style style:name="ro46" style:family="table-row">
      <style:table-row-properties style:row-height="90.95pt" style:use-optimal-row-height="false" fo:break-before="auto"/>
    </style:style>
    <style:style style:name="ro47" style:family="table-row">
      <style:table-row-properties style:row-height="56.25pt" style:use-optimal-row-height="false" fo:break-before="auto"/>
    </style:style>
    <style:style style:name="ro48" style:family="table-row">
      <style:table-row-properties style:row-height="6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07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 table:style-name="ce2"/>
        </table:table-row>
        <table:table-row table:style-name="ro5">
          <table:table-cell table:style-name="ce9"/>
          <table:table-cell table:style-name="ce10"/>
          <table:table-cell table:style-name="ce11"/>
          <table:table-cell office:value-type="string" table:style-name="ce10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4">
            <text:p><text:s/></text:p>
          </table:table-cell>
          <table:table-cell office:value-type="string" table:style-name="ce15">
            <text:p><text:s/></text:p>
          </table:table-cell>
          <table:table-cell office:value-type="string" table:style-name="ce14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1" table:style-name="ce2"/>
        </table:table-row>
        <table:table-row table:style-name="ro5">
          <table:table-cell table:style-name="ce9"/>
          <table:table-cell table:number-columns-repeated="2" table:style-name="ce10"/>
          <table:table-cell table:style-name="ce16"/>
          <table:table-cell table:number-columns-repeated="4" table:style-name="ce10"/>
          <table:table-cell table:style-name="ce17"/>
          <table:table-cell table:number-columns-repeated="4" table:style-name="ce10"/>
          <table:table-cell table:style-name="ce18"/>
          <table:table-cell table:number-columns-repeated="16370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9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5">
          <table:table-cell office:value-type="string" table:style-name="ce21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1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5">
          <table:table-cell office:value-type="string" table:style-name="ce21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 table:style-name="ce2"/>
        </table:table-row>
        <table:table-row table:style-name="ro5">
          <table:table-cell office:value-type="string" table:style-name="ce21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 table:style-name="ce2"/>
        </table:table-row>
        <table:table-row table:style-name="ro8">
          <table:table-cell office:value-type="string" table:style-name="ce21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9">
          <table:table-cell office:value-type="string" table:style-name="ce21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 table:style-name="ce2"/>
        </table:table-row>
        <table:table-row table:number-rows-repeated="1048560" table:style-name="ro5">
          <table:table-cell table:number-columns-repeated="16384"/>
        </table:table-row>
        <table:named-expressions>
          <table:named-range table:name="Print_Area" table:cell-range-address="1月（無）.$A$1:1月（無）.$M$16" table:base-cell-address="1月（無）.$A$1"/>
        </table:named-expressions>
      </table:table>
      <table:table table:name="2月" table:style-name="ta1">
        <table:table-column table:style-name="co1" table:default-cell-style-name="ce4"/>
        <table:table-column table:style-name="co12" table:default-cell-style-name="ce2"/>
        <table:table-column table:style-name="co1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4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5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07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 table:style-name="ce2"/>
        </table:table-row>
        <table:table-row table:style-name="ro10">
          <table:table-cell office:value-type="string" table:style-name="ce9">
            <text:p>疾病管制署</text:p>
          </table:table-cell>
          <table:table-cell office:value-type="string" table:style-name="ce10">
            <text:p>衛生福利部疾病管制署卸任、新任署長交接暨宣誓典禮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12">
            <text:p>2/22-2/23</text:p>
          </table:table-cell>
          <table:table-cell office:value-type="string" table:style-name="ce12">
            <text:p>公共關係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3">
            <text:p>三立電視股份有限公司</text:p>
          </table:table-cell>
          <table:table-cell office:value-type="string" table:style-name="ce15">
            <text:p>宣布衛生福利部疾病管制署新、舊署長交接</text:p>
          </table:table-cell>
          <table:table-cell office:value-type="string" table:style-name="ce23">
            <text:p>三立新聞台</text:p>
          </table:table-cell>
          <table:table-cell office:value-type="string" table:style-name="ce10">
            <text:p>廠商回饋免費廣告</text:p>
          </table:table-cell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9">
            <text:p>疾病管制署</text:p>
          </table:table-cell>
          <table:table-cell office:value-type="string" table:style-name="ce10">
            <text:p>新冠病毒血清抗體監視系統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0">
            <text:p>網路媒體</text:p>
          </table:table-cell>
          <table:table-cell office:value-type="string" table:style-name="ce12">
            <text:p>2/24</text:p>
          </table:table-cell>
          <table:table-cell office:value-type="string" table:style-name="ce12">
            <text:p>公共關係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3">
            <text:p>三立電視股份有限公司</text:p>
          </table:table-cell>
          <table:table-cell office:value-type="string" table:style-name="ce15">
            <text:p>宣導「新冠病毒血清抗體監測系統」政策說明</text:p>
          </table:table-cell>
          <table:table-cell office:value-type="string" table:style-name="ce23">
            <text:p>三立新聞網</text:p>
          </table:table-cell>
          <table:table-cell office:value-type="string" table:style-name="ce10">
            <text:p>廠商回饋免費廣告</text:p>
          </table:table-cell>
          <table:table-cell table:style-name="ce2"/>
          <table:table-cell table:number-columns-repeated="16370" table:style-name="ce1"/>
        </table:table-row>
        <table:table-row table:style-name="ro12">
          <table:table-cell office:value-type="string" table:style-name="ce9">
            <text:p>疾病管制署</text:p>
          </table:table-cell>
          <table:table-cell office:value-type="string" table:style-name="ce10">
            <text:p>疾管署新舊任署長交接儀式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0">
            <text:p>電視媒體</text:p>
          </table:table-cell>
          <table:table-cell office:value-type="string" table:style-name="ce12">
            <text:p>2/22</text:p>
          </table:table-cell>
          <table:table-cell office:value-type="string" table:style-name="ce12">
            <text:p>公共關係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3">
            <text:p>民視文化事業股份有限公司</text:p>
          </table:table-cell>
          <table:table-cell office:value-type="string" table:style-name="ce15">
            <text:p>宣布衛生福利部疾病管制署新、舊署長交接</text:p>
          </table:table-cell>
          <table:table-cell office:value-type="string" table:style-name="ce23">
            <text:p>民視新聞台</text:p>
          </table:table-cell>
          <table:table-cell office:value-type="string" table:style-name="ce10">
            <text:p>廠商回饋免費廣告</text:p>
          </table:table-cell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9">
            <text:p>疾病管制署</text:p>
          </table:table-cell>
          <table:table-cell office:value-type="string" table:style-name="ce10">
            <text:p>新冠病毒血清抗體監視系統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0">
            <text:p>網路媒體</text:p>
          </table:table-cell>
          <table:table-cell office:value-type="string" table:style-name="ce12">
            <text:p>2/24</text:p>
          </table:table-cell>
          <table:table-cell office:value-type="string" table:style-name="ce12">
            <text:p>公共關係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3">
            <text:p>民視文化事業股份有限公司</text:p>
          </table:table-cell>
          <table:table-cell office:value-type="string" table:style-name="ce15">
            <text:p>宣導「新冠病毒血清抗體監測系統」政策說明</text:p>
          </table:table-cell>
          <table:table-cell office:value-type="string" table:style-name="ce23">
            <text:p>民視新聞網</text:p>
          </table:table-cell>
          <table:table-cell office:value-type="string" table:style-name="ce10">
            <text:p>廠商回饋免費廣告</text:p>
          </table:table-cell>
          <table:table-cell table:style-name="ce1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9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5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11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11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1">
            <text:p>3.</text:p>
          </table:table-cell>
          <table:table-cell office:value-type="string" table:number-columns-spanned="12" table:number-rows-spanned="1" table:style-name="ce11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1">
            <text:p>4.</text:p>
          </table:table-cell>
          <table:table-cell office:value-type="string" table:number-columns-spanned="12" table:number-rows-spanned="1" table:style-name="ce10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1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1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18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21">
            <text:p>7.</text:p>
          </table:table-cell>
          <table:table-cell office:value-type="string" table:number-columns-spanned="12" table:number-rows-spanned="1" table:style-name="ce10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1">
            <text:p>8.</text:p>
          </table:table-cell>
          <table:table-cell office:value-type="string" table:style-name="ce19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5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2月.$A$1:2月.$M$18" table:base-cell-address="2月.$A$1"/>
        </table:named-expressions>
      </table:table>
      <table:table table:name="3月" table:style-name="ta1">
        <table:table-column table:style-name="co1" table:default-cell-style-name="ce4"/>
        <table:table-column table:style-name="co2" table:default-cell-style-name="ce2"/>
        <table:table-column table:style-name="co16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7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107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疾病管制署</text:p>
          </table:table-cell>
          <table:table-cell office:value-type="string" table:style-name="ce10">
            <text:p>2023年世界結核病日「結核不潛行 YES!WE CAN」記者會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0">
            <text:p>網路媒體</text:p>
          </table:table-cell>
          <table:table-cell office:value-type="string" table:style-name="ce12">
            <text:p>3/24-3/25</text:p>
          </table:table-cell>
          <table:table-cell office:value-type="string" table:style-name="ce12">
            <text:p>公共關係室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23">
            <text:p>三立電視股份有限公司</text:p>
          </table:table-cell>
          <table:table-cell office:value-type="string" table:style-name="ce15">
            <text:p>呼籲民眾增強結核病檢驗並及早治療</text:p>
          </table:table-cell>
          <table:table-cell office:value-type="string" table:style-name="ce23">
            <text:p>三立新聞網</text:p>
          </table:table-cell>
          <table:table-cell office:value-type="string" table:style-name="ce10">
            <text:p>廠商回饋免費廣告</text:p>
          </table:table-cell>
          <table:table-cell table:number-columns-repeated="16371" table:style-name="ce2"/>
        </table:table-row>
        <table:table-row table:style-name="ro15">
          <table:table-cell office:value-type="string" table:style-name="ce9">
            <text:p>疾病管制署</text:p>
          </table:table-cell>
          <table:table-cell office:value-type="string" table:style-name="ce10">
            <text:p>2023世界結核日記者會</text:p>
          </table:table-cell>
          <table:table-cell office:value-type="string" table:style-name="ce22">
            <text:p>112年防疫政策暨媒體通路集中採購案</text:p>
          </table:table-cell>
          <table:table-cell office:value-type="string" table:style-name="ce16">
            <text:p>電視媒體</text:p>
          </table:table-cell>
          <table:table-cell office:value-type="string" table:style-name="ce12">
            <text:p>3/24</text:p>
          </table:table-cell>
          <table:table-cell office:value-type="string" table:style-name="ce12">
            <text:p>公共關係室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0">
            <text:p>民視文化事業股份有限公司</text:p>
          </table:table-cell>
          <table:table-cell office:value-type="string" table:style-name="ce15">
            <text:p>呼籲民眾增強結核病檢驗並及早治療</text:p>
          </table:table-cell>
          <table:table-cell office:value-type="string" table:style-name="ce10">
            <text:p>民視新聞台</text:p>
          </table:table-cell>
          <table:table-cell office:value-type="string" table:style-name="ce10">
            <text:p>廠商回饋免費廣告</text:p>
          </table:table-cell>
          <table:table-cell table:style-name="ce18"/>
          <table:table-cell table:number-columns-repeated="16370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9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11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11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6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11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7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10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5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8"/>
          <table:table-cell table:number-columns-repeated="16371" table:style-name="ce2"/>
        </table:table-row>
        <table:table-row table:style-name="ro5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18"/>
          <table:table-cell table:number-columns-repeated="16371" table:style-name="ce2"/>
        </table:table-row>
        <table:table-row table:style-name="ro17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10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5">
          <table:table-cell office:value-type="string" table:style-name="ce20">
            <text:p>8.</text:p>
          </table:table-cell>
          <table:table-cell office:value-type="string" table:style-name="ce19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0" table:style-name="ro5">
          <table:table-cell table:number-columns-repeated="16384"/>
        </table:table-row>
        <table:named-expressions>
          <table:named-range table:name="Print_Area" table:cell-range-address="3月.$A$1:3月.$M$16" table:base-cell-address="3月.$A$1"/>
        </table:named-expressions>
      </table:table>
      <table:table table:name="4月_" table:style-name="ta2">
        <table:table-column table:style-name="co1" table:default-cell-style-name="ce4"/>
        <table:table-column table:style-name="co18" table:default-cell-style-name="ce2"/>
        <table:table-column table:style-name="co16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111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1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12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38">
            <text:p>月份：4月</text:p>
          </table:table-cell>
          <table:table-cell table:style-name="ce39"/>
          <table:table-cell table:number-columns-repeated="8" table:style-name="ce40"/>
          <table:table-cell table:style-name="ce41"/>
          <table:table-cell table:style-name="ce42"/>
          <table:table-cell office:value-type="string" table:style-name="ce43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3/13-4/24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223339" table:style-name="ce24">
            <text:p>223,339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25">
            <text:p>交友軟體（Grindr）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3/13-4/24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146531" table:style-name="ce24">
            <text:p>146,531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25">
            <text:p>交友軟體(Hornet)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3/13-4/24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285128" table:style-name="ce24">
            <text:p>285,128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25">
            <text:p>交友軟體(Jack‘d)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年代新聞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壹電視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非凡新聞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中天綜合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東森綜合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年代MUCH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TVBS歡樂台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緯來日本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緯來育樂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超級電視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中天娛樂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八大戲劇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東森戲劇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50000" table:style-name="ce24">
            <text:p>15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東森YOYO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報紙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平面媒體</text:p>
          </table:table-cell>
          <table:table-cell office:value-type="date" office:date-value="2023-04-19T00:00:00" table:style-name="ce26">
            <text:p>4月19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60000" table:style-name="ce24">
            <text:p>36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聯合報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報紙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平面媒體</text:p>
          </table:table-cell>
          <table:table-cell office:value-type="date" office:date-value="2023-04-19T00:00:00" table:style-name="ce26">
            <text:p>4月19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80000" table:style-name="ce24">
            <text:p>8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台灣新生報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text:s/>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54795" table:style-name="ce24">
            <text:p>354,795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民視新聞台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text:s/>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402525" table:style-name="ce24">
            <text:p>402,525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三立新聞台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text:s/>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541860" table:style-name="ce24">
            <text:p>541,86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TVBS-N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text:s/>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35430" table:style-name="ce24">
            <text:p>335,43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東森新聞台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電視廣告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text:s/></text:p>
          </table:table-cell>
          <table:table-cell office:value-type="string" table:style-name="ce25">
            <text:p>3/27-4/3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54240" table:style-name="ce24">
            <text:p>354,24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三立台灣台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報紙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平面媒體</text:p>
          </table:table-cell>
          <table:table-cell office:value-type="date" office:date-value="2023-04-19T00:00:00" table:style-name="ce26">
            <text:p>4月19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37920" table:style-name="ce24">
            <text:p>337,92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中國時報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8">
            <text:p>疾病管制署</text:p>
          </table:table-cell>
          <table:table-cell office:value-type="string" table:style-name="ce28">
            <text:p>「疫苗加一 解封安心」報紙宣傳</text:p>
          </table:table-cell>
          <table:table-cell office:value-type="string" table:style-name="ce28">
            <text:p>112年防疫政策暨媒體通路集中採購案</text:p>
          </table:table-cell>
          <table:table-cell office:value-type="string" table:style-name="ce25">
            <text:p>平面媒體</text:p>
          </table:table-cell>
          <table:table-cell office:value-type="date" office:date-value="2023-04-19T00:00:00" table:style-name="ce26">
            <text:p>4月19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168960" table:style-name="ce24">
            <text:p>168,96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中華日報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疫苗加一 解封安心」報紙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平面媒體</text:p>
          </table:table-cell>
          <table:table-cell office:value-type="date" office:date-value="2023-04-19T00:00:00" table:style-name="ce26">
            <text:p>4月19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94686" table:style-name="ce24">
            <text:p>394,686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自由時報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9">
            <text:p>「疫苗加一 解封安心」Podcast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網路媒體</text:p>
          </table:table-cell>
          <table:table-cell office:value-type="string" table:style-name="ce26">
            <text:p>4/17、4/20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246000" table:style-name="ce24">
            <text:p>246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蒼藍鴿的醫學通識 Podcast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9">
            <text:p>「疫苗加一 解封安心」Podcast宣傳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網路媒體</text:p>
          </table:table-cell>
          <table:table-cell office:value-type="date" office:date-value="2023-04-21T00:00:00" table:style-name="ce26">
            <text:p>4月21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200000" table:style-name="ce24">
            <text:p>200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加強宣導民眾接種COVID-19疫苗追加劑，提升疫苗接種率</text:p>
          </table:table-cell>
          <table:table-cell office:value-type="string" table:style-name="ce25">
            <text:p>全球串連早安新聞團隊 Podcast<text:s/></text:p>
          </table:table-cell>
          <table:table-cell table:style-name="ce25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感謝有您 一起走過1194天」結束記者會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電視媒體</text:p>
          </table:table-cell>
          <table:table-cell office:value-type="date" office:date-value="2023-04-27T00:00:00" table:style-name="ce26">
            <text:p>4月27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25">
            <text:p>向全國民眾、防疫團隊、媒體記者們表達感謝之意</text:p>
          </table:table-cell>
          <table:table-cell office:value-type="string" table:style-name="ce25">
            <text:p>民視新聞台</text:p>
          </table:table-cell>
          <table:table-cell office:value-type="string" table:style-name="ce25">
            <text:p>廠商回饋免費廣告</text:p>
          </table:table-cell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25">
            <text:p>「感謝有您 一起走過1194天」結束記者會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網路媒體</text:p>
          </table:table-cell>
          <table:table-cell office:value-type="date" office:date-value="2023-04-27T00:00:00" table:style-name="ce26">
            <text:p>4月27日</text:p>
          </table:table-cell>
          <table:table-cell office:value-type="string" table:style-name="ce25">
            <text:p>公關室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25">
            <text:p>向全國民眾、防疫團隊、媒體記者們表達感謝之意</text:p>
          </table:table-cell>
          <table:table-cell office:value-type="string" table:style-name="ce25">
            <text:p>三立新聞網</text:p>
          </table:table-cell>
          <table:table-cell office:value-type="string" table:style-name="ce25">
            <text:p>廠商回饋免費廣告</text:p>
          </table:table-cell>
          <table:table-cell table:number-columns-repeated="16371"/>
        </table:table-row>
        <table:table-row table:style-name="ro5">
          <table:table-cell table:number-columns-repeated="12" table:style-name="ce2"/>
          <table:table-cell table:style-name="ce1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">
            <text:p>填表說明：</text:p>
          </table:table-cell>
          <table:table-cell office:value-type="string" table:style-name="ce19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5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11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11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0">
            <text:p>3.</text:p>
          </table:table-cell>
          <table:table-cell office:value-type="string" table:number-columns-spanned="12" table:number-rows-spanned="1" table:style-name="ce11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0">
            <text:p>4.</text:p>
          </table:table-cell>
          <table:table-cell office:value-type="string" table:number-columns-spanned="12" table:number-rows-spanned="1" table:style-name="ce10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18"/>
          <table:table-cell table:number-columns-repeated="16371"/>
        </table:table-row>
        <table:table-row table:style-name="ro5">
          <table:table-cell office:value-type="string" table:style-name="ce2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number-columns-repeated="2" table:style-name="ce2"/>
          <table:table-cell table:number-columns-repeated="9" table:style-name="ce18"/>
          <table:table-cell table:number-columns-repeated="16371"/>
        </table:table-row>
        <table:table-row table:style-name="ro20">
          <table:table-cell office:value-type="string" table:style-name="ce20">
            <text:p>7.</text:p>
          </table:table-cell>
          <table:table-cell office:value-type="string" table:number-columns-spanned="12" table:number-rows-spanned="1" table:style-name="ce10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0">
            <text:p>8.</text:p>
          </table:table-cell>
          <table:table-cell office:value-type="string" table:style-name="ce19">
            <text:p>機關如有公益或廠商回饋免費廣告等補充說明，請列入備註欄表達。</text:p>
          </table:table-cell>
          <table:table-cell table:number-columns-repeated="16382" table:style-name="ce2"/>
        </table:table-row>
        <table:table-row table:style-name="ro5">
          <table:table-cell table:number-columns-repeated="16384"/>
        </table:table-row>
        <table:table-row table:style-name="ro15">
          <table:table-cell table:style-name="ce4"/>
          <table:table-cell table:number-columns-repeated="12" table:style-name="ce2"/>
          <table:table-cell table:style-name="ce18"/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6">
          <table:table-cell table:style-name="ce4"/>
          <table:table-cell table:number-columns-repeated="16383" table:style-name="ce2"/>
        </table:table-row>
        <table:table-row table:style-name="ro7">
          <table:table-cell table:style-name="ce4"/>
          <table:table-cell table:number-columns-repeated="16383" table:style-name="ce2"/>
        </table:table-row>
        <table:table-row table:style-name="ro16">
          <table:table-cell table:style-name="ce4"/>
          <table:table-cell table:number-columns-repeated="16383" table:style-name="ce2"/>
        </table:table-row>
        <table:table-row table:style-name="ro7">
          <table:table-cell table:style-name="ce4"/>
          <table:table-cell table:number-columns-repeated="16383" table:style-name="ce2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18" table:style-name="ro5">
          <table:table-cell table:number-columns-repeated="16384"/>
        </table:table-row>
        <table:named-expressions>
          <table:named-range table:name="Print_Area" table:cell-range-address="4月_.$A$1:4月_.$M$47" table:base-cell-address="4月_.$A$1"/>
        </table:named-expressions>
      </table:table>
      <table:table table:name="5月" table:style-name="ta3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9" table:default-cell-style-name="ce1"/>
        <table:table-column table:style-name="co26" table:default-cell-style-name="ce1"/>
        <table:table-column table:style-name="co1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2" table:default-cell-style-name="ce1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30">
            <text:p>機關名稱</text:p>
          </table:table-cell>
          <table:table-cell office:value-type="string" table:style-name="ce34">
            <text:p>宣導項目、標題及內容</text:p>
          </table:table-cell>
          <table:table-cell office:value-type="string" table:style-name="ce34">
            <text:p>標案/契約名稱</text:p>
          </table:table-cell>
          <table:table-cell office:value-type="string" table:style-name="ce34">
            <text:p>媒體類型</text:p>
          </table:table-cell>
          <table:table-cell office:value-type="string" table:style-name="ce34">
            <text:p>宣導期程</text:p>
          </table:table-cell>
          <table:table-cell office:value-type="string" table:style-name="ce34">
            <text:p>執行單位</text:p>
          </table:table-cell>
          <table:table-cell office:value-type="string" table:style-name="ce34">
            <text:p>預算來源</text:p>
          </table:table-cell>
          <table:table-cell office:value-type="string" table:style-name="ce34">
            <text:p>預算科目</text:p>
          </table:table-cell>
          <table:table-cell office:value-type="string" table:style-name="ce34">
            <text:p>執行金額</text:p>
          </table:table-cell>
          <table:table-cell office:value-type="string" table:style-name="ce34">
            <text:p>受委託廠商名稱</text:p>
          </table:table-cell>
          <table:table-cell office:value-type="string" table:style-name="ce34">
            <text:p>預期效益</text:p>
          </table:table-cell>
          <table:table-cell office:value-type="string" table:style-name="ce34">
            <text:p>刊登或託播對象</text:p>
          </table:table-cell>
          <table:table-cell office:value-type="string" table:style-name="ce30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31">
            <text:p>疾病管制署</text:p>
          </table:table-cell>
          <table:table-cell office:value-type="string" table:style-name="ce31">
            <text:p>COVID-19 捐贈感恩暨授獎表揚晚會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電視媒體</text:p>
          </table:table-cell>
          <table:table-cell office:value-type="date" office:date-value="2023-05-02T00:00:00" table:style-name="ce26">
            <text:p>5月2日</text:p>
          </table:table-cell>
          <table:table-cell office:value-type="string" table:style-name="ce25">
            <text:p>公關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33">
            <text:p>向民眾、捐贈團體與有功人員表達感謝之意</text:p>
          </table:table-cell>
          <table:table-cell office:value-type="string" table:style-name="ce37">
            <text:p>民視新聞台</text:p>
          </table:table-cell>
          <table:table-cell office:value-type="string" table:style-name="ce31">
            <text:p>廠商回饋免費廣告</text:p>
          </table:table-cell>
          <table:table-cell table:number-columns-repeated="16371"/>
        </table:table-row>
        <table:table-row table:style-name="ro18">
          <table:table-cell office:value-type="string" table:style-name="ce31">
            <text:p>疾病管制署</text:p>
          </table:table-cell>
          <table:table-cell office:value-type="string" table:style-name="ce31">
            <text:p>COVID-19 捐贈感恩暨授獎表揚晚會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網路媒體</text:p>
          </table:table-cell>
          <table:table-cell office:value-type="date" office:date-value="2023-05-02T00:00:00" table:style-name="ce26">
            <text:p>5月2日</text:p>
          </table:table-cell>
          <table:table-cell office:value-type="string" table:style-name="ce25">
            <text:p>公關室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33">
            <text:p>向民眾、捐贈團體與有功人員表達感謝之意</text:p>
          </table:table-cell>
          <table:table-cell office:value-type="string" table:style-name="ce37">
            <text:p>三立新聞網</text:p>
          </table:table-cell>
          <table:table-cell office:value-type="string" table:style-name="ce31">
            <text:p>廠商回饋免費廣告</text:p>
          </table:table-cell>
          <table:table-cell table:number-columns-repeated="16371"/>
        </table:table-row>
        <table:table-row table:style-name="ro23">
          <table:table-cell office:value-type="string" table:style-name="ce31">
            <text:p>疾病管制署</text:p>
          </table:table-cell>
          <table:table-cell office:value-type="string" table:style-name="ce31">
            <text:p>COVID-19 影片防疫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7">
            <text:p>網路媒體</text:p>
          </table:table-cell>
          <table:table-cell office:value-type="string" table:style-name="ce32">
            <text:p>5月5日-5月7日</text:p>
          </table:table-cell>
          <table:table-cell office:value-type="string" table:style-name="ce25">
            <text:p>公關室</text:p>
          </table:table-cell>
          <table:table-cell office:value-type="string" table:style-name="ce32">
            <text:p>公務預算</text:p>
          </table:table-cell>
          <table:table-cell office:value-type="string" table:style-name="ce25">
            <text:p>防10-2提升疫情監測及檢驗量能、加強多元管道衛教宣導等</text:p>
          </table:table-cell>
          <table:table-cell office:value-type="float" office:value="30114" table:style-name="ce33">
            <text:p>30,114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33">
            <text:p>向民眾、捐贈團體與有功人員表達感謝之意，並呼籲民眾如有需要應配戴口罩</text:p>
          </table:table-cell>
          <table:table-cell office:value-type="string" table:style-name="ce37">
            <text:p>Facebook</text:p>
          </table:table-cell>
          <table:table-cell office:value-type="string" table:style-name="ce31">
            <text:p>-</text:p>
          </table:table-cell>
          <table:table-cell table:number-columns-repeated="16371"/>
        </table:table-row>
        <table:table-row table:style-name="ro5">
          <table:table-cell table:number-columns-repeated="2" table:style-name="ce87"/>
          <table:table-cell table:number-columns-repeated="2"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90"/>
          <table:table-cell table:style-name="ce88"/>
          <table:table-cell table:style-name="ce90"/>
          <table:table-cell table:style-name="ce72"/>
          <table:table-cell table:style-name="ce87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58" table:style-name="ro5">
          <table:table-cell table:number-columns-repeated="16384"/>
        </table:table-row>
      </table:table>
      <table:table table:name="6月_" table:style-name="ta4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default-cell-style-name="ce1"/>
        <table:table-column table:style-name="co9" table:default-cell-style-name="ce1"/>
        <table:table-column table:style-name="co33" table:default-cell-style-name="ce1"/>
        <table:table-column table:style-name="co1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2" table:default-cell-style-name="ce1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25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6/22-6/27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115000" table:style-name="ce33">
            <text:p>115,0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25">
            <text:p>交友軟體（Grindr）</text:p>
          </table:table-cell>
          <table:table-cell table:style-name="ce31"/>
          <table:table-cell table:number-columns-repeated="16371"/>
        </table:table-row>
        <table:table-row table:style-name="ro5">
          <table:table-cell table:number-columns-repeated="8" table:style-name="ce88"/>
          <table:table-cell table:style-name="ce90"/>
          <table:table-cell table:number-columns-repeated="3" table:style-name="ce88"/>
          <table:table-cell table:style-name="ce87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60" table:style-name="ro5">
          <table:table-cell table:number-columns-repeated="16384"/>
        </table:table-row>
      </table:table>
      <table:table table:name="7月_" table:style-name="ta5">
        <table:table-column table:style-name="co23" table:default-cell-style-name="ce45"/>
        <table:table-column table:style-name="co24" table:default-cell-style-name="ce45"/>
        <table:table-column table:style-name="co34" table:default-cell-style-name="ce45"/>
        <table:table-column table:style-name="co15" table:default-cell-style-name="ce45"/>
        <table:table-column table:style-name="co9" table:default-cell-style-name="ce45"/>
        <table:table-column table:style-name="co33" table:default-cell-style-name="ce45"/>
        <table:table-column table:style-name="co17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35" table:default-cell-style-name="ce45"/>
        <table:table-column table:style-name="co36" table:default-cell-style-name="ce45"/>
        <table:table-column table:style-name="co32" table:number-columns-repeated="16371" table:default-cell-style-name="ce45"/>
        <table:table-row table:style-name="ro1">
          <table:table-cell office:value-type="string" table:number-columns-spanned="13" table:number-rows-spanned="1" table:style-name="ce111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1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12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8">
            <text:p>月份：7月</text:p>
          </table:table-cell>
          <table:table-cell table:style-name="ce39"/>
          <table:table-cell table:number-columns-repeated="8" table:style-name="ce40"/>
          <table:table-cell table:style-name="ce41"/>
          <table:table-cell table:style-name="ce42"/>
          <table:table-cell office:value-type="string" table:style-name="ce43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22">
          <table:table-cell office:value-type="string" table:style-name="ce25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6/29-7/12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172500" table:style-name="ce37">
            <text:p>172,500<text:s/></text:p>
          </table:table-cell>
          <table:table-cell office:value-type="string" table:style-name="ce25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25">
            <text:p>交友軟體(Grindr)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string" table:style-name="ce25">
            <text:p>疾病管制署</text:p>
          </table:table-cell>
          <table:table-cell office:value-type="string" table:style-name="ce25">
            <text:p>臉書粉絲團、LINE、IG經營及維運等以宣導傳染病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25">
            <text:p>網路媒體</text:p>
          </table:table-cell>
          <table:table-cell office:value-type="string" table:style-name="ce26">
            <text:p>1-6月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46">
            <text:p>防01-9 辦理提升國民整體防疫知能<text:s/></text:p>
          </table:table-cell>
          <table:table-cell office:value-type="float" office:value="57500" table:style-name="ce81">
            <text:p>57,5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傳染病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string" table:style-name="ce25">
            <text:p>疾病管制署</text:p>
          </table:table-cell>
          <table:table-cell office:value-type="string" table:style-name="ce25">
            <text:p>臉書粉絲團、LINE、IG經營及維運以宣導愛滋病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1-6月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35000" table:style-name="ce81">
            <text:p>35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愛滋病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string" table:style-name="ce25">
            <text:p>疾病管制署</text:p>
          </table:table-cell>
          <table:table-cell office:value-type="string" table:style-name="ce25">
            <text:p>臉書粉絲團、LINE、IG經營及維運辦理宣導新興傳染病暨流感等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1-6月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03新興傳染病暨流感大流行應變整備及邊境檢疫計畫</text:p>
          </table:table-cell>
          <table:table-cell office:value-type="float" office:value="90000" table:style-name="ce81">
            <text:p>90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新興傳染病劑流感等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string" table:style-name="ce25">
            <text:p>疾病管制署</text:p>
          </table:table-cell>
          <table:table-cell office:value-type="string" table:style-name="ce25">
            <text:p>臉書粉絲團、LINE、IG經營及維運辦理宣導肺結核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1-6月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05-1 2035消除結核第二期計畫</text:p>
          </table:table-cell>
          <table:table-cell office:value-type="float" office:value="45000" table:style-name="ce81">
            <text:p>45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肺結核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/>
        </table:table-row>
        <table:table-row table:style-name="ro25">
          <table:table-cell office:value-type="string" table:style-name="ce25">
            <text:p>疾病管制署</text:p>
          </table:table-cell>
          <table:table-cell office:value-type="string" table:style-name="ce25">
            <text:p>臉書粉絲團、LINE、IG經營及維運等辦理宣導新冠肺炎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1-6月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防10-2後疫情時期防治經費/提升疫情監測及檢驗量能、加強多元管道衛教宣導等</text:p>
          </table:table-cell>
          <table:table-cell office:value-type="float" office:value="200000" table:style-name="ce81">
            <text:p>200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新冠肺炎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/>
        </table:table-row>
        <table:table-row table:style-name="ro4">
          <table:table-cell office:value-type="string" table:style-name="ce25">
            <text:p>疾病管制署</text:p>
          </table:table-cell>
          <table:table-cell office:value-type="string" table:style-name="ce25">
            <text:p>登革熱防治電視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7/26</text:p>
          </table:table-cell>
          <table:table-cell office:value-type="string" table:style-name="ce25">
            <text:p>公共關係室</text:p>
          </table:table-cell>
          <table:table-cell office:value-type="string" table:style-name="ce46">
            <text:p>回饋通路</text:p>
          </table:table-cell>
          <table:table-cell office:value-type="string" table:style-name="ce25">
            <text:p>-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37">
            <text:p>宣導民眾預防登革熱 清除病媒蚊孳生源</text:p>
          </table:table-cell>
          <table:table-cell office:value-type="string" table:style-name="ce37">
            <text:p>三立台灣台</text:p>
          </table:table-cell>
          <table:table-cell office:value-type="string" table:style-name="ce25">
            <text:p>廠商回饋通路廣告</text:p>
          </table:table-cell>
          <table:table-cell table:number-columns-repeated="16371"/>
        </table:table-row>
        <table:table-row table:style-name="ro5">
          <table:table-cell table:number-columns-repeated="4" table:style-name="ce88"/>
          <table:table-cell table:style-name="ce91"/>
          <table:table-cell table:style-name="ce88"/>
          <table:table-cell table:style-name="ce91"/>
          <table:table-cell table:style-name="ce88"/>
          <table:table-cell table:number-columns-repeated="4" table:style-name="ce72"/>
          <table:table-cell table:style-name="ce88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50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50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50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50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50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50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54" table:style-name="ro5">
          <table:table-cell table:number-columns-repeated="16384"/>
        </table:table-row>
      </table:table>
      <table:table table:name="8月" table:style-name="ta6">
        <table:table-column table:style-name="co23" table:default-cell-style-name="ce1"/>
        <table:table-column table:style-name="co24" table:default-cell-style-name="ce1"/>
        <table:table-column table:style-name="co34" table:default-cell-style-name="ce1"/>
        <table:table-column table:style-name="co15" table:default-cell-style-name="ce1"/>
        <table:table-column table:style-name="co17" table:default-cell-style-name="ce1"/>
        <table:table-column table:style-name="co29" table:default-cell-style-name="ce1"/>
        <table:table-column table:style-name="co17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7" table:default-cell-style-name="ce1"/>
        <table:table-column table:style-name="co38" table:default-cell-style-name="ce1"/>
        <table:table-column table:style-name="co32" table:number-columns-repeated="16371" table:default-cell-style-name="ce1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26">
          <table:table-cell office:value-type="string" table:style-name="ce25">
            <text:p>疾病管制署</text:p>
          </table:table-cell>
          <table:table-cell office:value-type="string" table:style-name="ce25">
            <text:p>PrEP網路宣導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25">
            <text:p>8/1-8/15</text:p>
          </table:table-cell>
          <table:table-cell office:value-type="string" table:style-name="ce25">
            <text:p>慢性傳染病組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4-1 2030年消除愛滋第一期計畫</text:p>
          </table:table-cell>
          <table:table-cell office:value-type="float" office:value="188202" table:style-name="ce33">
            <text:p>188,202<text:s/>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25">
            <text:p>宣導PreP是有效預防愛滋病的方法之一</text:p>
          </table:table-cell>
          <table:table-cell office:value-type="string" table:style-name="ce25">
            <text:p>社群平台(Instagram)、</text:p>
            <text:p>交友軟體</text:p>
            <text:p>(Hornet,Grindr,Jack'd,Gsland)</text:p>
          </table:table-cell>
          <table:table-cell table:style-name="ce31"/>
          <table:table-cell table:number-columns-repeated="16371"/>
        </table:table-row>
        <table:table-row table:style-name="ro27">
          <table:table-cell office:value-type="string" table:style-name="ce25">
            <text:p>疾病管制署</text:p>
          </table:table-cell>
          <table:table-cell office:value-type="string" table:style-name="ce31">
            <text:p>登革熱防治宣導地方性有線電視台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電視媒體</text:p>
          </table:table-cell>
          <table:table-cell office:value-type="string" table:style-name="ce26">
            <text:p>7/26-8/1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32">
            <text:p>02-1 辦理登革熱及其他病媒傳染病防治業務</text:p>
          </table:table-cell>
          <table:table-cell office:value-type="float" office:value="86013" table:style-name="ce33">
            <text:p>86,013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37">
            <text:p>宣導民眾預防登革熱 減少病媒蚊孳生<text:s/></text:p>
          </table:table-cell>
          <table:table-cell office:value-type="string" table:style-name="ce37">
            <text:p>緯來戲劇台、國家地理頻道、旅遊生活頻道、緯來戲劇台、JET綜合台</text:p>
          </table:table-cell>
          <table:table-cell table:style-name="ce31"/>
          <table:table-cell table:number-columns-repeated="16371"/>
        </table:table-row>
        <table:table-row table:style-name="ro28">
          <table:table-cell office:value-type="string" table:style-name="ce25">
            <text:p>疾病管制署</text:p>
          </table:table-cell>
          <table:table-cell office:value-type="string" table:style-name="ce31">
            <text:p>登革熱防治宣導廣播廣告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廣播媒體</text:p>
          </table:table-cell>
          <table:table-cell office:value-type="string" table:style-name="ce26">
            <text:p>7/25-8/6</text:p>
          </table:table-cell>
          <table:table-cell office:value-type="string" table:style-name="ce25">
            <text:p>公共關係室</text:p>
          </table:table-cell>
          <table:table-cell office:value-type="string" table:style-name="ce25">
            <text:p>公務預算</text:p>
          </table:table-cell>
          <table:table-cell office:value-type="string" table:style-name="ce25">
            <text:p>02-1 辦理登革熱及其他病媒傳染病防治業務</text:p>
          </table:table-cell>
          <table:table-cell office:value-type="float" office:value="226700" table:style-name="ce33">
            <text:p>226,700<text:s/></text:p>
          </table:table-cell>
          <table:table-cell office:value-type="string" table:style-name="ce25">
            <text:p>民視文化事業股份有限公司</text:p>
          </table:table-cell>
          <table:table-cell office:value-type="string" table:style-name="ce37">
            <text:p>宣導民眾預防登革熱 減少病媒蚊孳生<text:s/></text:p>
          </table:table-cell>
          <table:table-cell office:value-type="string" table:style-name="ce37">
            <text:p>山城廣播電台、濁水溪廣播電台、新雲林之聲廣播電台、南都電台、台南知音、曾文溪電台、高雄快樂廣播電台</text:p>
          </table:table-cell>
          <table:table-cell table:style-name="ce31"/>
          <table:table-cell table:number-columns-repeated="16371"/>
        </table:table-row>
        <table:table-row table:style-name="ro5">
          <table:table-cell table:style-name="ce88"/>
          <table:table-cell table:style-name="ce87"/>
          <table:table-cell table:number-columns-repeated="2" table:style-name="ce88"/>
          <table:table-cell table:style-name="ce92"/>
          <table:table-cell table:number-columns-repeated="3" table:style-name="ce88"/>
          <table:table-cell table:style-name="ce90"/>
          <table:table-cell table:style-name="ce88"/>
          <table:table-cell table:number-columns-repeated="2" table:style-name="ce72"/>
          <table:table-cell table:style-name="ce87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58" table:style-name="ro5">
          <table:table-cell table:number-columns-repeated="16384"/>
        </table:table-row>
      </table:table>
      <table:table table:name="9月_" table:style-name="ta7">
        <table:table-column table:style-name="co23" table:default-cell-style-name="ce1"/>
        <table:table-column table:style-name="co24" table:default-cell-style-name="ce1"/>
        <table:table-column table:style-name="co34" table:default-cell-style-name="ce1"/>
        <table:table-column table:style-name="co15" table:default-cell-style-name="ce1"/>
        <table:table-column table:style-name="co17" table:default-cell-style-name="ce1"/>
        <table:table-column table:style-name="co29" table:default-cell-style-name="ce1"/>
        <table:table-column table:style-name="co17" table:default-cell-style-name="ce1"/>
        <table:table-column table:style-name="co39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7" table:default-cell-style-name="ce1"/>
        <table:table-column table:style-name="co40" table:default-cell-style-name="ce1"/>
        <table:table-column table:style-name="co32" table:number-columns-repeated="16371" table:default-cell-style-name="ce1"/>
        <table:table-row table:style-name="ro2">
          <table:table-cell office:value-type="string" table:number-columns-spanned="13" table:number-rows-spanned="1" table:style-name="ce107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9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94">
            <text:p>單位：元</text:p>
          </table:table-cell>
          <table:table-cell table:number-columns-repeated="16371"/>
        </table:table-row>
        <table:table-row table:style-name="ro18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44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26">
          <table:table-cell office:value-type="string" table:style-name="ce25">
            <text:p>疾病管制署</text:p>
          </table:table-cell>
          <table:table-cell office:value-type="string" table:style-name="ce25">
            <text:p>COVID-19 XBB.1.5疫苗開打記者會新聞露出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25">
            <text:p>網路媒體</text:p>
          </table:table-cell>
          <table:table-cell office:value-type="string" table:style-name="ce46">
            <text:p>9/26</text:p>
          </table:table-cell>
          <table:table-cell office:value-type="string" table:style-name="ce25">
            <text:p>公共關係室</text:p>
          </table:table-cell>
          <table:table-cell office:value-type="string" table:style-name="ce46">
            <text:p>回饋通路</text:p>
          </table:table-cell>
          <table:table-cell office:value-type="string" table:style-name="ce34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37">
            <text:p>宣導民眾接種COVID-19 XBB.1.5疫苗，提升保護力</text:p>
          </table:table-cell>
          <table:table-cell office:value-type="string" table:style-name="ce37">
            <text:p>三立新聞台</text:p>
          </table:table-cell>
          <table:table-cell office:value-type="string" table:style-name="ce25">
            <text:p>廠商回饋通路廣告</text:p>
          </table:table-cell>
          <table:table-cell table:number-columns-repeated="16371"/>
        </table:table-row>
        <table:table-row table:style-name="ro5">
          <table:table-cell table:number-columns-repeated="4" table:style-name="ce88"/>
          <table:table-cell table:style-name="ce91"/>
          <table:table-cell table:style-name="ce88"/>
          <table:table-cell table:style-name="ce91"/>
          <table:table-cell table:style-name="ce88"/>
          <table:table-cell table:number-columns-repeated="4" table:style-name="ce72"/>
          <table:table-cell table:style-name="ce88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style-name="ro5">
          <table:table-cell table:number-columns-repeated="13" table:style-name="ce45"/>
          <table:table-cell table:number-columns-repeated="16371"/>
        </table:table-row>
        <table:table-row table:number-rows-repeated="1048559" table:style-name="ro5">
          <table:table-cell table:number-columns-repeated="16384"/>
        </table:table-row>
      </table:table>
      <table:table table:name="10月_" table:style-name="ta8">
        <table:table-column table:style-name="co23" table:default-cell-style-name="ce1"/>
        <table:table-column table:style-name="co41" table:default-cell-style-name="ce1"/>
        <table:table-column table:style-name="co42" table:default-cell-style-name="ce1"/>
        <table:table-column table:style-name="co15" table:default-cell-style-name="ce1"/>
        <table:table-column table:style-name="co17" table:default-cell-style-name="ce1"/>
        <table:table-column table:style-name="co29" table:default-cell-style-name="ce1"/>
        <table:table-column table:style-name="co17" table:default-cell-style-name="ce1"/>
        <table:table-column table:style-name="co43" table:default-cell-style-name="ce1"/>
        <table:table-column table:style-name="co28" table:default-cell-style-name="ce1"/>
        <table:table-column table:style-name="co44" table:default-cell-style-name="ce1"/>
        <table:table-column table:style-name="co30" table:default-cell-style-name="ce1"/>
        <table:table-column table:style-name="co37" table:default-cell-style-name="ce1"/>
        <table:table-column table:style-name="co40" table:default-cell-style-name="ce1"/>
        <table:table-column table:style-name="co32" table:number-columns-repeated="16371" table:default-cell-style-name="ce1"/>
        <table:table-row table:style-name="ro1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8">
            <text:p>月份：10月</text:p>
          </table:table-cell>
          <table:table-cell table:style-name="ce39"/>
          <table:table-cell table:number-columns-repeated="8" table:style-name="ce40"/>
          <table:table-cell table:style-name="ce41"/>
          <table:table-cell table:style-name="ce42"/>
          <table:table-cell office:value-type="string" table:style-name="ce43">
            <text:p>單位：元</text:p>
          </table:table-cell>
          <table:table-cell table:number-columns-repeated="16371"/>
        </table:table-row>
        <table:table-row table:style-name="ro29">
          <table:table-cell office:value-type="string" table:style-name="ce44">
            <text:p>機關名稱</text:p>
          </table:table-cell>
          <table:table-cell office:value-type="string" table:style-name="ce44">
            <text:p>宣導項目、標題及內容</text:p>
          </table:table-cell>
          <table:table-cell office:value-type="string" table:style-name="ce44">
            <text:p>標案/契約名稱</text:p>
          </table:table-cell>
          <table:table-cell office:value-type="string" table:style-name="ce44">
            <text:p>媒體類型</text:p>
          </table:table-cell>
          <table:table-cell office:value-type="string" table:style-name="ce44">
            <text:p>宣導期程</text:p>
          </table:table-cell>
          <table:table-cell office:value-type="string" table:style-name="ce44">
            <text:p>執行單位</text:p>
          </table:table-cell>
          <table:table-cell office:value-type="string" table:style-name="ce44">
            <text:p>預算來源</text:p>
          </table:table-cell>
          <table:table-cell office:value-type="string" table:style-name="ce44">
            <text:p>預算科目</text:p>
          </table:table-cell>
          <table:table-cell office:value-type="string" table:style-name="ce95">
            <text:p>執行金額</text:p>
          </table:table-cell>
          <table:table-cell office:value-type="string" table:style-name="ce44">
            <text:p>受委託廠商名稱</text:p>
          </table:table-cell>
          <table:table-cell office:value-type="string" table:style-name="ce44">
            <text:p>預期效益</text:p>
          </table:table-cell>
          <table:table-cell office:value-type="string" table:style-name="ce44">
            <text:p>刊登或託播對象</text:p>
          </table:table-cell>
          <table:table-cell office:value-type="string" table:style-name="ce44">
            <text:p>備註</text:p>
          </table:table-cell>
          <table:table-cell table:number-columns-repeated="16371"/>
        </table:table-row>
        <table:table-row table:style-name="ro23">
          <table:table-cell office:value-type="string" table:style-name="ce25">
            <text:p>疾病管制署</text:p>
          </table:table-cell>
          <table:table-cell office:value-type="string" table:style-name="ce34">
            <text:p>65歲長者接種秋冬疫苗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34">
            <text:p>平面媒體</text:p>
          </table:table-cell>
          <table:table-cell office:value-type="date" office:date-value="2023-10-02T00:00:00" table:style-name="ce26">
            <text:p>10月2日</text:p>
          </table:table-cell>
          <table:table-cell office:value-type="string" table:style-name="ce25">
            <text:p>公共關係室</text:p>
          </table:table-cell>
          <table:table-cell office:value-type="string" table:style-name="ce34">
            <text:p>疫苗基金</text:p>
          </table:table-cell>
          <table:table-cell office:value-type="string" table:style-name="ce96">
            <text:p>-</text:p>
          </table:table-cell>
          <table:table-cell office:value-type="float" office:value="644781" table:style-name="ce81">
            <text:p>644,781<text:s/></text:p>
          </table:table-cell>
          <table:table-cell office:value-type="string" table:style-name="ce27">
            <text:p>民視文化事業股份有限公司</text:p>
          </table:table-cell>
          <table:table-cell office:value-type="string" table:style-name="ce22">
            <text:p>呼籲符合公費接種資格對象盡速接種流感疫苗、新冠XBB疫苗、肺炎鏈球菌疫苗</text:p>
          </table:table-cell>
          <table:table-cell office:value-type="string" table:style-name="ce25">
            <text:p>中華時報、中國時報、聯合報、自由時報</text:p>
          </table:table-cell>
          <table:table-cell table:style-name="ce34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34">
            <text:p>公費流感疫苗接種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34">
            <text:p>電視媒體</text:p>
          </table:table-cell>
          <table:table-cell office:value-type="string" table:style-name="ce25">
            <text:p>10/25-10/31</text:p>
          </table:table-cell>
          <table:table-cell office:value-type="string" table:style-name="ce25">
            <text:p>公共關係室</text:p>
          </table:table-cell>
          <table:table-cell office:value-type="string" table:style-name="ce34">
            <text:p>疫苗基金</text:p>
          </table:table-cell>
          <table:table-cell office:value-type="string" table:style-name="ce96">
            <text:p>-</text:p>
          </table:table-cell>
          <table:table-cell office:value-type="float" office:value="500000" table:style-name="ce81">
            <text:p>500,000<text:s/></text:p>
          </table:table-cell>
          <table:table-cell office:value-type="string" table:style-name="ce27">
            <text:p>民意傳播顧問股份有限公司</text:p>
          </table:table-cell>
          <table:table-cell office:value-type="string" table:style-name="ce22">
            <text:p>呼籲符合公費接種資格之對象盡速接種流感疫苗</text:p>
          </table:table-cell>
          <table:table-cell office:value-type="string" table:style-name="ce53">
            <text:p>東森財經台、東森電影台、八大戲劇台、東森戲劇台</text:p>
          </table:table-cell>
          <table:table-cell table:style-name="ce44"/>
          <table:table-cell table:number-columns-repeated="16371"/>
        </table:table-row>
        <table:table-row table:style-name="ro19">
          <table:table-cell office:value-type="string" table:style-name="ce25">
            <text:p>疾病管制署</text:p>
          </table:table-cell>
          <table:table-cell office:value-type="string" table:style-name="ce34">
            <text:p>公費流感疫苗接種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34">
            <text:p>電視媒體</text:p>
          </table:table-cell>
          <table:table-cell office:value-type="string" table:style-name="ce25">
            <text:p>10/25-10/31</text:p>
          </table:table-cell>
          <table:table-cell office:value-type="string" table:style-name="ce25">
            <text:p>公共關係室</text:p>
          </table:table-cell>
          <table:table-cell office:value-type="string" table:style-name="ce34">
            <text:p>疫苗基金</text:p>
          </table:table-cell>
          <table:table-cell office:value-type="string" table:style-name="ce96">
            <text:p>-</text:p>
          </table:table-cell>
          <table:table-cell office:value-type="float" office:value="491211" table:style-name="ce81">
            <text:p>491,211<text:s/></text:p>
          </table:table-cell>
          <table:table-cell office:value-type="string" table:style-name="ce27">
            <text:p>三立電視股份有限公司</text:p>
          </table:table-cell>
          <table:table-cell office:value-type="string" table:style-name="ce22">
            <text:p>呼籲符合公費接種資格之對象盡速接種流感疫苗</text:p>
          </table:table-cell>
          <table:table-cell office:value-type="string" table:style-name="ce25">
            <text:p>三立台灣台、三立新聞台</text:p>
          </table:table-cell>
          <table:table-cell table:style-name="ce44"/>
          <table:table-cell table:number-columns-repeated="16371"/>
        </table:table-row>
        <table:table-row table:style-name="ro18">
          <table:table-cell office:value-type="string" table:style-name="ce25">
            <text:p>疾病管制署</text:p>
          </table:table-cell>
          <table:table-cell office:value-type="string" table:style-name="ce34">
            <text:p>公費流感疫苗接種宣導</text:p>
          </table:table-cell>
          <table:table-cell office:value-type="string" table:style-name="ce25">
            <text:p>112年防疫政策暨媒體通路集中採購案</text:p>
          </table:table-cell>
          <table:table-cell office:value-type="string" table:style-name="ce34">
            <text:p>電視媒體</text:p>
          </table:table-cell>
          <table:table-cell office:value-type="string" table:style-name="ce46">
            <text:p>10/31</text:p>
          </table:table-cell>
          <table:table-cell office:value-type="string" table:style-name="ce25">
            <text:p>公共關係室</text:p>
          </table:table-cell>
          <table:table-cell office:value-type="string" table:style-name="ce99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37">
            <text:p>三立電視股份有限公司</text:p>
          </table:table-cell>
          <table:table-cell office:value-type="string" table:style-name="ce23">
            <text:p>宣導50-64歲無高風險的成年人接種流感疫苗</text:p>
          </table:table-cell>
          <table:table-cell office:value-type="string" table:style-name="ce37">
            <text:p>三立台灣台</text:p>
          </table:table-cell>
          <table:table-cell office:value-type="string" table:style-name="ce25">
            <text:p>廠商回饋通路</text:p>
          </table:table-cell>
          <table:table-cell table:number-columns-repeated="16371"/>
        </table:table-row>
        <table:table-row table:style-name="ro5">
          <table:table-cell table:style-name="ce88"/>
          <table:table-cell table:style-name="ce97"/>
          <table:table-cell table:style-name="ce88"/>
          <table:table-cell table:style-name="ce97"/>
          <table:table-cell table:style-name="ce91"/>
          <table:table-cell table:style-name="ce88"/>
          <table:table-cell table:style-name="ce91"/>
          <table:table-cell table:style-name="ce88"/>
          <table:table-cell table:number-columns-repeated="2" table:style-name="ce72"/>
          <table:table-cell table:style-name="ce98"/>
          <table:table-cell table:style-name="ce72"/>
          <table:table-cell table:style-name="ce88"/>
          <table:table-cell table:number-columns-repeated="16371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57" table:style-name="ro5">
          <table:table-cell table:number-columns-repeated="16384"/>
        </table:table-row>
      </table:table>
      <table:table table:name="11月_" table:style-name="ta9">
        <table:table-column table:style-name="co23" table:default-cell-style-name="ce1"/>
        <table:table-column table:style-name="co41" table:default-cell-style-name="ce1"/>
        <table:table-column table:style-name="co42" table:default-cell-style-name="ce1"/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8" table:default-cell-style-name="ce1"/>
        <table:table-column table:style-name="co44" table:default-cell-style-name="ce1"/>
        <table:table-column table:style-name="co47" table:default-cell-style-name="ce1"/>
        <table:table-column table:style-name="co37" table:default-cell-style-name="ce1"/>
        <table:table-column table:style-name="co8" table:default-cell-style-name="ce1"/>
        <table:table-column table:style-name="co32" table:number-columns-repeated="16371" table:default-cell-style-name="ce1"/>
        <table:table-row table:style-name="ro30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3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55"/>
          <table:table-cell office:value-type="string" table:style-name="ce101">
            <text:p>單位：元</text:p>
          </table:table-cell>
          <table:table-cell table:number-columns-repeated="16371"/>
        </table:table-row>
        <table:table-row table:style-name="ro32">
          <table:table-cell office:value-type="string" table:style-name="ce86">
            <text:p>機關名稱</text:p>
          </table:table-cell>
          <table:table-cell office:value-type="string" table:style-name="ce86">
            <text:p>宣導項目、標題及內容</text:p>
          </table:table-cell>
          <table:table-cell office:value-type="string" table:style-name="ce86">
            <text:p>標案/契約名稱</text:p>
          </table:table-cell>
          <table:table-cell office:value-type="string" table:style-name="ce86">
            <text:p>媒體類型</text:p>
          </table:table-cell>
          <table:table-cell office:value-type="string" table:style-name="ce86">
            <text:p>宣導期程</text:p>
          </table:table-cell>
          <table:table-cell office:value-type="string" table:style-name="ce86">
            <text:p>執行單位</text:p>
          </table:table-cell>
          <table:table-cell office:value-type="string" table:style-name="ce86">
            <text:p>預算來源</text:p>
          </table:table-cell>
          <table:table-cell office:value-type="string" table:style-name="ce86">
            <text:p>預算科目</text:p>
          </table:table-cell>
          <table:table-cell office:value-type="string" table:style-name="ce86">
            <text:p>執行金額</text:p>
          </table:table-cell>
          <table:table-cell office:value-type="string" table:style-name="ce86">
            <text:p>受委託廠商名稱</text:p>
          </table:table-cell>
          <table:table-cell office:value-type="string" table:style-name="ce86">
            <text:p>預期效益</text:p>
          </table:table-cell>
          <table:table-cell office:value-type="string" table:style-name="ce86">
            <text:p>刊登或託播對象</text:p>
          </table:table-cell>
          <table:table-cell office:value-type="string" table:style-name="ce86">
            <text:p>備註</text:p>
          </table:table-cell>
          <table:table-cell table:number-columns-repeated="16371" table:style-name="ce48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0">
            <text:p>新冠XBB疫苗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1/5-11/12</text:p>
          </table:table-cell>
          <table:table-cell office:value-type="string" table:style-name="ce59">
            <text:p>公共關係室</text:p>
          </table:table-cell>
          <table:table-cell office:value-type="string" table:style-name="ce63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485094" table:style-name="ce69">
            <text:p>485,094<text:s/>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9">
            <text:p>民視新聞、TVBS新聞台、東森新聞台、八大戲劇台</text:p>
          </table:table-cell>
          <table:table-cell table:style-name="ce61"/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0">
            <text:p>新冠XBB疫苗宣導電視廣告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1/5-11/12</text:p>
          </table:table-cell>
          <table:table-cell office:value-type="string" table:style-name="ce59">
            <text:p>公共關係室</text:p>
          </table:table-cell>
          <table:table-cell office:value-type="string" table:style-name="ce63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500000" table:style-name="ce70">
            <text:p>500,000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64">
            <text:p>超視、東森綜合台、TVBS歡樂台、八大第一</text:p>
          </table:table-cell>
          <table:table-cell table:style-name="ce57"/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0">
            <text:p>流感疫苗宣導電視採購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1/16-11/22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疫苗基金</text:p>
          </table:table-cell>
          <table:table-cell office:value-type="string" table:style-name="ce59">
            <text:p>-</text:p>
          </table:table-cell>
          <table:table-cell office:value-type="float" office:value="660591" table:style-name="ce68">
            <text:p>660,591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66">
            <text:p>三立新聞台、民視新聞台、八大綜合台、八大娛樂台</text:p>
          </table:table-cell>
          <table:table-cell table:style-name="ce57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60">
            <text:p>「疫起提昇保護力 秋冬疫苗怎麼打看這裡」Banner投放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string" table:style-name="ce62">
            <text:p>11/5-11/11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7">
            <text:p>呼籲符合公費接種資格對象盡速接種流感疫苗、新冠XBB疫苗、肺炎鏈球菌疫苗，並提供民眾網路資訊</text:p>
          </table:table-cell>
          <table:table-cell office:value-type="string" table:style-name="ce64">
            <text:p>中國廣播網、城市廣播網、寶島連播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33">
          <table:table-cell office:value-type="string" table:style-name="ce59">
            <text:p>疾病管制署</text:p>
          </table:table-cell>
          <table:table-cell office:value-type="string" table:style-name="ce60">
            <text:p>接種新冠XBB疫苗影片宣導-王滿嬌篇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戶外媒體</text:p>
          </table:table-cell>
          <table:table-cell office:value-type="string" table:style-name="ce62">
            <text:p>11/11-11/15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8">
            <text:p>中部精選商圈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34">
          <table:table-cell office:value-type="string" table:style-name="ce59">
            <text:p>疾病管制署</text:p>
          </table:table-cell>
          <table:table-cell office:value-type="string" table:style-name="ce60">
            <text:p>「疫起提昇保護力 秋冬疫苗怎麼打看這裡」Banner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string" table:style-name="ce62">
            <text:p>11/11-11/17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8">
            <text:p>Google聯播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4">
          <table:table-cell office:value-type="string" table:style-name="ce59">
            <text:p>疾病管制署</text:p>
          </table:table-cell>
          <table:table-cell office:value-type="string" table:style-name="ce60">
            <text:p>世界愛滋日記者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3-11-29T00:00:00" table:style-name="ce62">
            <text:p>11月29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呼籲民眾共同響應世界愛滋日活動，一同關注愛滋防治議題</text:p>
          </table:table-cell>
          <table:table-cell office:value-type="string" table:style-name="ce58">
            <text:p>民視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0">
            <text:p>世界愛滋日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3-11-29T00:00:00" table:style-name="ce62">
            <text:p>11月29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呼籲民眾共同響應世界愛滋日活動，一同關注愛滋防治議題</text:p>
          </table:table-cell>
          <table:table-cell office:value-type="string" table:style-name="ce58">
            <text:p>民事家族粉絲團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35">
          <table:table-cell office:value-type="string" table:style-name="ce59">
            <text:p>疾病管制署</text:p>
          </table:table-cell>
          <table:table-cell office:value-type="string" table:style-name="ce60">
            <text:p>接種新冠XBB疫苗影片網路廣告-王滿嬌篇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string" table:style-name="ce60">
            <text:p>11/12-11/18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32">
          <table:table-cell office:value-type="string" table:style-name="ce59">
            <text:p>疾病管制署</text:p>
          </table:table-cell>
          <table:table-cell office:value-type="string" table:style-name="ce60">
            <text:p>接種新冠XBB疫苗影片網路廣告-陳淑芳篇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string" table:style-name="ce60">
            <text:p>11/12-11/18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0">
            <text:p>接種新冠XBB疫苗接種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date" office:date-value="2023-11-23T00:00:00" table:style-name="ce62">
            <text:p>11月23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鼓勵符合資格對象接種新冠XBB、肺炎鏈球菌及流感疫苗</text:p>
          </table:table-cell>
          <table:table-cell office:value-type="string" table:style-name="ce59">
            <text:p>三立台灣台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58">
            <text:p>世界愛滋日記者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date" office:date-value="2023-11-29T00:00:00" table:style-name="ce62">
            <text:p>11月29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呼籲民眾共同響應世界愛滋日活動，一同關注愛滋防治議題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2023世界愛滋日記者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3-11-29T00:00:00" table:style-name="ce62">
            <text:p>11月29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呼籲民眾共同響應世界愛滋日活動，一同關注愛滋防治議題</text:p>
          </table:table-cell>
          <table:table-cell office:value-type="string" table:style-name="ce59">
            <text:p>自由新聞網、新頭殼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5">
          <table:table-cell table:style-name="ce88"/>
          <table:table-cell table:style-name="ce102"/>
          <table:table-cell table:style-name="ce88"/>
          <table:table-cell table:style-name="ce87"/>
          <table:table-cell table:style-name="ce73"/>
          <table:table-cell table:style-name="ce88"/>
          <table:table-cell table:style-name="ce103"/>
          <table:table-cell table:style-name="ce88"/>
          <table:table-cell table:style-name="ce104"/>
          <table:table-cell table:style-name="ce88"/>
          <table:table-cell table:style-name="ce87"/>
          <table:table-cell table:number-columns-repeated="2" table:style-name="ce88"/>
          <table:table-cell table:number-columns-repeated="16371" table:style-name="ce2"/>
        </table:table-row>
        <table:table-row table:style-name="ro5">
          <table:table-cell office:value-type="string" table:style-name="ce39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49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49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49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49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49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49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48" table:style-name="ro5">
          <table:table-cell table:number-columns-repeated="16384"/>
        </table:table-row>
      </table:table>
      <table:table table:name="12月" table:style-name="ta10">
        <table:table-column table:style-name="co23" table:default-cell-style-name="ce1"/>
        <table:table-column table:style-name="co41" table:default-cell-style-name="ce1"/>
        <table:table-column table:style-name="co42" table:default-cell-style-name="ce1"/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2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7" table:default-cell-style-name="ce1"/>
        <table:table-column table:style-name="co37" table:default-cell-style-name="ce1"/>
        <table:table-column table:style-name="co8" table:default-cell-style-name="ce1"/>
        <table:table-column table:style-name="co32" table:number-columns-repeated="16371" table:default-cell-style-name="ce1"/>
        <table:table-row table:style-name="ro30">
          <table:table-cell office:value-type="string" table:number-columns-spanned="13" table:number-rows-spanned="1" table:style-name="ce10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31">
          <table:table-cell office:value-type="string" table:number-columns-spanned="13" table:number-rows-spanned="1" table:style-name="ce10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10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21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55"/>
          <table:table-cell office:value-type="string" table:style-name="ce56">
            <text:p>單位：元</text:p>
          </table:table-cell>
          <table:table-cell table:number-columns-repeated="16371"/>
        </table:table-row>
        <table:table-row table:style-name="ro30">
          <table:table-cell office:value-type="string" table:style-name="ce86">
            <text:p>機關名稱</text:p>
          </table:table-cell>
          <table:table-cell office:value-type="string" table:style-name="ce86">
            <text:p>宣導項目、標題及內容</text:p>
          </table:table-cell>
          <table:table-cell office:value-type="string" table:style-name="ce86">
            <text:p>標案/契約名稱</text:p>
          </table:table-cell>
          <table:table-cell office:value-type="string" table:style-name="ce86">
            <text:p>媒體類型</text:p>
          </table:table-cell>
          <table:table-cell office:value-type="string" table:style-name="ce86">
            <text:p>宣導期程</text:p>
          </table:table-cell>
          <table:table-cell office:value-type="string" table:style-name="ce86">
            <text:p>執行單位</text:p>
          </table:table-cell>
          <table:table-cell office:value-type="string" table:style-name="ce86">
            <text:p>預算來源</text:p>
          </table:table-cell>
          <table:table-cell office:value-type="string" table:style-name="ce86">
            <text:p>預算科目</text:p>
          </table:table-cell>
          <table:table-cell office:value-type="string" table:style-name="ce86">
            <text:p>執行金額</text:p>
          </table:table-cell>
          <table:table-cell office:value-type="string" table:style-name="ce86">
            <text:p>受委託廠商名稱</text:p>
          </table:table-cell>
          <table:table-cell office:value-type="string" table:style-name="ce86">
            <text:p>預期效益</text:p>
          </table:table-cell>
          <table:table-cell office:value-type="string" table:style-name="ce86">
            <text:p>刊登或託播對象</text:p>
          </table:table-cell>
          <table:table-cell office:value-type="string" table:style-name="ce86">
            <text:p>備註</text:p>
          </table:table-cell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0">
            <text:p>流感疫苗、新冠XBB及肺炎鏈球菌疫苗 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2/2-12/8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疫苗基金</text:p>
          </table:table-cell>
          <table:table-cell office:value-type="string" table:style-name="ce59">
            <text:p>-</text:p>
          </table:table-cell>
          <table:table-cell office:value-type="float" office:value="485094" table:style-name="ce71">
            <text:p>485,094<text:s/>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呼籲民眾及65歲以上長者接種流感、新冠XBB及肺炎鏈球菌疫苗</text:p>
          </table:table-cell>
          <table:table-cell office:value-type="string" table:style-name="ce66">
            <text:p>民視新聞台、TVBS新聞台、東森新聞台、八大戲劇台</text:p>
          </table:table-cell>
          <table:table-cell table:style-name="ce57"/>
          <table:table-cell table:number-columns-repeated="16371" table:style-name="ce2"/>
        </table:table-row>
        <table:table-row table:style-name="ro36">
          <table:table-cell office:value-type="string" table:style-name="ce59">
            <text:p>疾病管制署</text:p>
          </table:table-cell>
          <table:table-cell office:value-type="string" table:style-name="ce59">
            <text:p>流感疫苗、新冠XBB及肺炎鏈球菌疫苗 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2/2-12/8</text:p>
          </table:table-cell>
          <table:table-cell office:value-type="string" table:style-name="ce59">
            <text:p>公共關係室</text:p>
          </table:table-cell>
          <table:table-cell office:value-type="string" table:style-name="ce79">
            <text:p>疫苗基金</text:p>
          </table:table-cell>
          <table:table-cell office:value-type="string" table:style-name="ce59">
            <text:p>-</text:p>
          </table:table-cell>
          <table:table-cell office:value-type="float" office:value="500000" table:style-name="ce81">
            <text:p>500,000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59">
            <text:p>呼籲民眾及65歲以上長者接種流感、新冠XBB及肺炎鏈球菌疫苗</text:p>
          </table:table-cell>
          <table:table-cell office:value-type="string" table:style-name="ce64">
            <text:p>超視、年代新聞台、TVBS歡樂台</text:p>
          </table:table-cell>
          <table:table-cell table:style-name="ce25"/>
          <table:table-cell table:number-columns-repeated="16371" table:style-name="ce2"/>
        </table:table-row>
        <table:table-row table:style-name="ro36">
          <table:table-cell office:value-type="string" table:style-name="ce59">
            <text:p>疾病管制署</text:p>
          </table:table-cell>
          <table:table-cell office:value-type="string" table:style-name="ce59">
            <text:p>愛滋自我篩檢 抽獎活動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12月</text:p>
          </table:table-cell>
          <table:table-cell office:value-type="string" table:style-name="ce59">
            <text:p>慢性傳染組</text:p>
          </table:table-cell>
          <table:table-cell office:value-type="string" table:style-name="ce82">
            <text:p>公務預算</text:p>
          </table:table-cell>
          <table:table-cell office:value-type="string" table:style-name="ce83">
            <text:p>防04-1 2030年消除愛滋第一期計畫</text:p>
          </table:table-cell>
          <table:table-cell office:value-type="float" office:value="275290" table:style-name="ce81">
            <text:p>275,290<text:s/>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59">
            <text:p>鼓勵愛滋病患者進行自我篩檢 愛自己也愛別人</text:p>
          </table:table-cell>
          <table:table-cell office:value-type="string" table:style-name="ce84">
            <text:p>Facebook</text:p>
          </table:table-cell>
          <table:table-cell table:style-name="ce25"/>
          <table:table-cell table:number-columns-repeated="16371" table:style-name="ce2"/>
        </table:table-row>
        <table:table-row table:style-name="ro37">
          <table:table-cell office:value-type="string" table:style-name="ce59">
            <text:p>疾病管制署</text:p>
          </table:table-cell>
          <table:table-cell office:value-type="string" table:style-name="ce25">
            <text:p>猴痘交友軟體衛教宣導廣告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10-12月</text:p>
          </table:table-cell>
          <table:table-cell office:value-type="string" table:style-name="ce59">
            <text:p>慢性傳染組</text:p>
          </table:table-cell>
          <table:table-cell office:value-type="string" table:style-name="ce82">
            <text:p>公務預算</text:p>
          </table:table-cell>
          <table:table-cell office:value-type="string" table:style-name="ce83">
            <text:p>防04-1 2030年消除愛滋第一期計畫</text:p>
          </table:table-cell>
          <table:table-cell office:value-type="float" office:value="200000" table:style-name="ce81">
            <text:p>200,000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25">
            <text:p>宣導猴痘防範資訊及猴痘疫苗催種</text:p>
          </table:table-cell>
          <table:table-cell office:value-type="string" table:style-name="ce84">
            <text:p>交友軟體(Grindr)</text:p>
          </table:table-cell>
          <table:table-cell table:style-name="ce25"/>
          <table:table-cell table:number-columns-repeated="16371" table:style-name="ce2"/>
        </table:table-row>
        <table:table-row table:style-name="ro37">
          <table:table-cell office:value-type="string" table:style-name="ce59">
            <text:p>疾病管制署</text:p>
          </table:table-cell>
          <table:table-cell office:value-type="string" table:style-name="ce59">
            <text:p>愛滋自我篩檢之交友軟體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12/12-12/14</text:p>
          </table:table-cell>
          <table:table-cell office:value-type="string" table:style-name="ce59">
            <text:p>慢性傳染組</text:p>
          </table:table-cell>
          <table:table-cell office:value-type="string" table:style-name="ce82">
            <text:p>公務預算</text:p>
          </table:table-cell>
          <table:table-cell office:value-type="string" table:style-name="ce83">
            <text:p>防04-1 2030年消除愛滋第一期計畫</text:p>
          </table:table-cell>
          <table:table-cell office:value-type="float" office:value="29214" table:style-name="ce81">
            <text:p>29,214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59">
            <text:p>鼓勵特殊受眾使用愛滋自我篩檢</text:p>
          </table:table-cell>
          <table:table-cell office:value-type="string" table:style-name="ce84">
            <text:p>交友軟體(Grindr)</text:p>
          </table:table-cell>
          <table:table-cell table:style-name="ce25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59">
            <text:p>流感疫苗、新冠XBB及肺炎鏈球菌疫苗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2/16-12/22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300000" table:style-name="ce81">
            <text:p>300,000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59">
            <text:p>呼籲民眾及65歲以上長者接種流感、新冠XBB及肺炎鏈球菌疫苗</text:p>
          </table:table-cell>
          <table:table-cell office:value-type="string" table:style-name="ce85">
            <text:p>東森財經新聞台、年代新聞台</text:p>
          </table:table-cell>
          <table:table-cell table:style-name="ce25"/>
          <table:table-cell table:number-columns-repeated="16371" table:style-name="ce2"/>
        </table:table-row>
        <table:table-row table:style-name="ro13">
          <table:table-cell office:value-type="string" table:style-name="ce59">
            <text:p>疾病管制署</text:p>
          </table:table-cell>
          <table:table-cell office:value-type="string" table:style-name="ce59">
            <text:p>校園流感疫苗電子化系統推廣抽獎活動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網路媒體</text:p>
          </table:table-cell>
          <table:table-cell office:value-type="string" table:style-name="ce59">
            <text:p>12月</text:p>
          </table:table-cell>
          <table:table-cell office:value-type="string" table:style-name="ce59">
            <text:p>新興傳染病整備組</text:p>
          </table:table-cell>
          <table:table-cell office:value-type="string" table:style-name="ce79">
            <text:p>疫苗基金</text:p>
          </table:table-cell>
          <table:table-cell office:value-type="string" table:style-name="ce48">
            <text:p>-</text:p>
          </table:table-cell>
          <table:table-cell office:value-type="float" office:value="426000" table:style-name="ce81">
            <text:p>426,000<text:s/>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59">
            <text:p>鼓勵校護使用校園流感疫苗電子化系統，提升學生接種流感疫苗之意願</text:p>
          </table:table-cell>
          <table:table-cell office:value-type="string" table:style-name="ce59">
            <text:p>校園流感疫苗電子化系統</text:p>
          </table:table-cell>
          <table:table-cell table:style-name="ce25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59">
            <text:p>流感疫苗、新冠XBB及肺炎鏈球菌疫苗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2/16-12/22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321249" table:style-name="ce81">
            <text:p>321,249<text:s/>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59">
            <text:p>呼籲民眾及65歲以上長者接種流感、新冠XBB及肺炎鏈球菌疫苗</text:p>
          </table:table-cell>
          <table:table-cell office:value-type="string" table:style-name="ce85">
            <text:p>民視新聞台、TVBS新聞台</text:p>
          </table:table-cell>
          <table:table-cell table:style-name="ce25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59">
            <text:p>流感疫苗、新冠XBB及肺炎鏈球菌疫苗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2/16-12/22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350000" table:style-name="ce81">
            <text:p>350,000<text:s/>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59">
            <text:p>呼籲民眾及65歲以上長者接種流感、新冠XBB及肺炎鏈球菌疫苗</text:p>
          </table:table-cell>
          <table:table-cell office:value-type="string" table:style-name="ce85">
            <text:p>三立新聞台、三立財經台、三立都會台</text:p>
          </table:table-cell>
          <table:table-cell table:style-name="ce25"/>
          <table:table-cell table:number-columns-repeated="16371" table:style-name="ce2"/>
        </table:table-row>
        <table:table-row table:style-name="ro38">
          <table:table-cell office:value-type="string" table:style-name="ce59">
            <text:p>疾病管制署</text:p>
          </table:table-cell>
          <table:table-cell office:value-type="string" table:style-name="ce78">
            <text:p>傳染病防疫資訊等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1/25-12/1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500982" table:style-name="ce81">
            <text:p>500,982<text:s/>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59">
            <text:p>提醒民眾注意疫情升溫，加強自身環境整潔，保持良好衛生習慣</text:p>
          </table:table-cell>
          <table:table-cell office:value-type="string" table:style-name="ce59">
            <text:p>民視新聞、TVBS新聞、三立都會、東森綜合、緯來戲劇、MOMO綜合台、寰宇新聞台、八大娛樂台、ELEVEN SPORTS</text:p>
          </table:table-cell>
          <table:table-cell table:style-name="ce79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78">
            <text:p>傳染病防疫資訊等電視廣告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電視媒體</text:p>
          </table:table-cell>
          <table:table-cell office:value-type="string" table:style-name="ce80">
            <text:p>11/25-12/1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500000" table:style-name="ce81">
            <text:p>500,000<text:s/>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59">
            <text:p>提醒民眾注意疫情升溫，加強自身環境整潔，保持良好衛生習慣</text:p>
          </table:table-cell>
          <table:table-cell office:value-type="string" table:style-name="ce64">
            <text:p>東森戲劇、東森綜合、年代新聞</text:p>
          </table:table-cell>
          <table:table-cell table:style-name="ce86"/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59">
            <text:p>接種新冠XBB疫苗及流感疫苗的重要性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59">
            <text:p>網路媒體</text:p>
          </table:table-cell>
          <table:table-cell office:value-type="string" table:style-name="ce59">
            <text:p>12/29-12/30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10-2提升疫情監測及檢驗量能、加強多元管道衛教宣導等</text:p>
          </table:table-cell>
          <table:table-cell office:value-type="float" office:value="20076" table:style-name="ce81">
            <text:p>20,076<text:s/>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59">
            <text:p>提醒民眾應接種新冠XBB及流感疫苗，提升保護力</text:p>
          </table:table-cell>
          <table:table-cell office:value-type="string" table:style-name="ce59">
            <text:p>Facebook</text:p>
          </table:table-cell>
          <table:table-cell table:style-name="ce25"/>
          <table:table-cell table:number-columns-repeated="16371" table:style-name="ce2"/>
        </table:table-row>
        <table:table-row table:style-name="ro39">
          <table:table-cell office:value-type="string" table:style-name="ce59">
            <text:p>疾病管制署</text:p>
          </table:table-cell>
          <table:table-cell office:value-type="string" table:style-name="ce59">
            <text:p>臉書粉絲團、LINE、IG經營及維運以宣導愛滋病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7-12月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83">
            <text:p>防04-1 2030年消除愛滋第一期計畫</text:p>
          </table:table-cell>
          <table:table-cell office:value-type="float" office:value="65000" table:style-name="ce81">
            <text:p>65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愛滋病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 table:style-name="ce2"/>
        </table:table-row>
        <table:table-row table:style-name="ro40">
          <table:table-cell office:value-type="string" table:style-name="ce59">
            <text:p>疾病管制署</text:p>
          </table:table-cell>
          <table:table-cell office:value-type="string" table:style-name="ce59">
            <text:p>臉書粉絲團、LINE、IG經營及維運以宣導結核病相關防疫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7-12月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25">
            <text:p>防05-1 2035消除結核第二期計畫</text:p>
          </table:table-cell>
          <table:table-cell office:value-type="float" office:value="55000" table:style-name="ce81">
            <text:p>55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結核病相關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 table:style-name="ce2"/>
        </table:table-row>
        <table:table-row table:style-name="ro41">
          <table:table-cell office:value-type="string" table:style-name="ce59">
            <text:p>疾病管制署</text:p>
          </table:table-cell>
          <table:table-cell office:value-type="string" table:style-name="ce59">
            <text:p>臉書粉絲團、LINE、IG經營及維運以宣導新興傳染病暨流感等防疫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7-12月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25">
            <text:p>防03新興傳染病暨流感大流行應變整備及邊境檢疫計畫</text:p>
          </table:table-cell>
          <table:table-cell office:value-type="float" office:value="110000" table:style-name="ce81">
            <text:p>110,0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新興傳染病暨流感等防疫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 table:style-name="ce2"/>
        </table:table-row>
        <table:table-row table:style-name="ro42">
          <table:table-cell office:value-type="string" table:style-name="ce59">
            <text:p>疾病管制署</text:p>
          </table:table-cell>
          <table:table-cell office:value-type="string" table:style-name="ce59">
            <text:p>臉書粉絲團、LINE、IG經營及維運以宣導傳染病相關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7-12月</text:p>
          </table:table-cell>
          <table:table-cell office:value-type="string" table:style-name="ce59">
            <text:p>公共關係室</text:p>
          </table:table-cell>
          <table:table-cell office:value-type="string" table:style-name="ce82">
            <text:p>公務預算</text:p>
          </table:table-cell>
          <table:table-cell office:value-type="string" table:style-name="ce59">
            <text:p>防01-9 辦理提升國民整體防疫知能<text:s/></text:p>
          </table:table-cell>
          <table:table-cell office:value-type="float" office:value="60200" table:style-name="ce81">
            <text:p>60,2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傳染病資訊</text:p>
          </table:table-cell>
          <table:table-cell office:value-type="string" table:style-name="ce37">
            <text:p>Facebook、LINE、Instagram</text:p>
          </table:table-cell>
          <table:table-cell table:style-name="ce25"/>
          <table:table-cell table:number-columns-repeated="16371" table:style-name="ce2"/>
        </table:table-row>
        <table:table-row table:style-name="ro43">
          <table:table-cell office:value-type="string" table:style-name="ce59">
            <text:p>疾病管制署</text:p>
          </table:table-cell>
          <table:table-cell office:value-type="string" table:style-name="ce59">
            <text:p>臉書粉絲團、LINE、IG經營及維運以宣導流感疫苗接種資訊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7-12月</text:p>
          </table:table-cell>
          <table:table-cell office:value-type="string" table:style-name="ce59">
            <text:p>公共關係室</text:p>
          </table:table-cell>
          <table:table-cell office:value-type="string" table:style-name="ce79">
            <text:p>疫苗基金</text:p>
          </table:table-cell>
          <table:table-cell office:value-type="string" table:style-name="ce59">
            <text:p>-</text:p>
          </table:table-cell>
          <table:table-cell office:value-type="float" office:value="340300" table:style-name="ce81">
            <text:p>340,300<text:s/>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37">
            <text:p>宣導民眾接種流感疫苗相關資訊</text:p>
          </table:table-cell>
          <table:table-cell office:value-type="string" table:style-name="ce75">
            <text:p>Facebook、LINE、Instagram</text:p>
          </table:table-cell>
          <table:table-cell table:style-name="ce28"/>
          <table:table-cell table:number-columns-repeated="16371" table:style-name="ce2"/>
        </table:table-row>
        <table:table-row table:style-name="ro44">
          <table:table-cell office:value-type="string" table:style-name="ce59">
            <text:p>疾病管制署</text:p>
          </table:table-cell>
          <table:table-cell office:value-type="string" table:style-name="ce59">
            <text:p>新冠XBB疫苗接種</text:p>
          </table:table-cell>
          <table:table-cell office:value-type="string" table:style-name="ce25">
            <text:p>112年新媒體衛教及大眾風險溝通採購案</text:p>
          </table:table-cell>
          <table:table-cell office:value-type="string" table:style-name="ce59">
            <text:p>網路媒體</text:p>
          </table:table-cell>
          <table:table-cell office:value-type="string" table:style-name="ce80">
            <text:p>12/8-12/14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37">
            <text:p>爆米花數位資訊股份有限公司</text:p>
          </table:table-cell>
          <table:table-cell office:value-type="string" table:style-name="ce59">
            <text:p>提醒民眾應接種新冠XBB疫苗，提升保護力</text:p>
          </table:table-cell>
          <table:table-cell office:value-type="string" table:style-name="ce59">
            <text:p>Facebook</text:p>
          </table:table-cell>
          <table:table-cell office:value-type="string" table:style-name="ce59">
            <text:p>廠商回饋通路</text:p>
          </table:table-cell>
          <table:table-cell table:number-columns-repeated="16371" table:style-name="ce2"/>
        </table:table-row>
        <table:table-row table:style-name="ro45">
          <table:table-cell office:value-type="string" table:style-name="ce59">
            <text:p>疾病管制署</text:p>
          </table:table-cell>
          <table:table-cell office:value-type="string" table:style-name="ce66">
            <text:p>秋冬疫苗不可少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string" table:style-name="ce62">
            <text:p>11/25-12/08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72">
            <text:p>秋冬屬呼吸道疾病流行季節，提醒民眾盡速接種疫苗，提升保護力</text:p>
          </table:table-cell>
          <table:table-cell office:value-type="string" table:style-name="ce65">
            <text:p>民視官方網站</text:p>
          </table:table-cell>
          <table:table-cell office:value-type="string" table:style-name="ce59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「疫苗守護 病毒BLUE」衛教講座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4-12-07T00:00:00" table:style-name="ce62">
            <text:p>12月7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呼籲65歲以上長者及幼兒接種流感疫苗，共同提升保護力。</text:p>
          </table:table-cell>
          <table:table-cell office:value-type="string" table:style-name="ce76">
            <text:p>民視新聞網</text:p>
          </table:table-cell>
          <table:table-cell office:value-type="string" table:style-name="ce7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「疫苗守護 病毒BLUE」衛教講座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4-12-07T00:00:00" table:style-name="ce62">
            <text:p>12月7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呼籲65歲以上長者及幼兒接種流感疫苗，共同提升保護力。</text:p>
          </table:table-cell>
          <table:table-cell office:value-type="string" table:style-name="ce59">
            <text:p>Facebook(民視家族粉絲團)</text:p>
          </table:table-cell>
          <table:table-cell office:value-type="string" table:style-name="ce2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「秋冬防疫 三針有幸」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廣播媒體</text:p>
          </table:table-cell>
          <table:table-cell office:value-type="string" table:style-name="ce62">
            <text:p>12/7-12/10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提醒民眾應接種流感及新冠新型疫苗，65歲以上長者符合接種資格者應接種肺炎鏈球菌，提升保護力</text:p>
          </table:table-cell>
          <table:table-cell office:value-type="string" table:style-name="ce59">
            <text:p>好事聯播網</text:p>
          </table:table-cell>
          <table:table-cell office:value-type="string" table:style-name="ce2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「秋冬防疫 三針有幸」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74">
            <text:p>電視媒體</text:p>
          </table:table-cell>
          <table:table-cell office:value-type="string" table:style-name="ce73">
            <text:p>12/7-12/10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提醒民眾應接種流感及新冠新型疫苗，65歲以上長者符合接種資格者應接種肺炎鏈球菌，提升保護力</text:p>
          </table:table-cell>
          <table:table-cell office:value-type="string" table:style-name="ce59">
            <text:p>民視數位台</text:p>
          </table:table-cell>
          <table:table-cell office:value-type="string" table:style-name="ce2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4-12-12T00:00:00" table:style-name="ce62">
            <text:p>12月12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提醒民眾儘速接種新冠XBB疫苗，降低重症死亡風險</text:p>
          </table:table-cell>
          <table:table-cell office:value-type="string" table:style-name="ce59">
            <text:p>民視新聞網</text:p>
          </table:table-cell>
          <table:table-cell office:value-type="string" table:style-name="ce2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6">
            <text:p>新冠XBB、流感、肺炎鏈球菌疫苗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網路媒體</text:p>
          </table:table-cell>
          <table:table-cell office:value-type="date" office:date-value="2024-12-22T00:00:00" table:style-name="ce62">
            <text:p>12月22日</text:p>
          </table:table-cell>
          <table:table-cell office:value-type="string" table:style-name="ce59">
            <text:p>公共關係室</text:p>
          </table:table-cell>
          <table:table-cell office:value-type="string" table:style-name="ce6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視文化事業股份有限公司</text:p>
          </table:table-cell>
          <table:table-cell office:value-type="string" table:style-name="ce60">
            <text:p>提醒民眾應接種流感及新冠新型疫苗，65歲以上長者符合接種資格者應接種肺炎鏈球菌，提升保護力</text:p>
          </table:table-cell>
          <table:table-cell office:value-type="string" table:style-name="ce60">
            <text:p>Facebook(民視家族粉絲團)</text:p>
          </table:table-cell>
          <table:table-cell office:value-type="string" table:style-name="ce27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0">
            <text:p>流感疫苗-幼兒催打篇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廣播媒體</text:p>
          </table:table-cell>
          <table:table-cell office:value-type="string" table:style-name="ce62">
            <text:p>12/2-12/8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提醒幼兒應盡速接種流感疫苗，提升保護力</text:p>
          </table:table-cell>
          <table:table-cell office:value-type="string" table:style-name="ce60">
            <text:p>飛碟廣播電台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46">
          <table:table-cell office:value-type="string" table:style-name="ce59">
            <text:p>疾病管制署</text:p>
          </table:table-cell>
          <table:table-cell office:value-type="string" table:style-name="ce60">
            <text:p>「秋冬防疫 三針有幸」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戶外媒體</text:p>
          </table:table-cell>
          <table:table-cell office:value-type="string" table:style-name="ce62">
            <text:p>12/2-12/8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提醒民眾應接種流感及新冠新型疫苗，65歲以上長者符合接種資格者應接種肺炎鏈球菌，提升保護力</text:p>
          </table:table-cell>
          <table:table-cell office:value-type="string" table:style-name="ce60">
            <text:p>南陽街戶外電視牆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66">
            <text:p>「疫苗守護 病毒BLUE」衛教講座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4-12-08T00:00:00" table:style-name="ce62">
            <text:p>12月8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呼籲65歲以上長者及幼兒接種流感疫苗，共同提升保護力。</text:p>
          </table:table-cell>
          <table:table-cell office:value-type="string" table:style-name="ce60">
            <text:p>中時生活368、兩岸新聞網、世紀新聞網、旅食樂、Life生活網、蕃薯籐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平面媒體</text:p>
          </table:table-cell>
          <table:table-cell office:value-type="string" table:style-name="ce62">
            <text:p>12/14、12/17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提醒民眾儘速接種新冠XBB疫苗，降低重症死亡風險</text:p>
          </table:table-cell>
          <table:table-cell office:value-type="string" table:style-name="ce60">
            <text:p>聯合報、中國時報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4-12-13T00:00:00" table:style-name="ce62">
            <text:p>12月13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提醒民眾儘速接種新冠XBB疫苗，降低重症死亡風險</text:p>
          </table:table-cell>
          <table:table-cell office:value-type="string" table:style-name="ce60">
            <text:p>中時生活368、翻爆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廣播媒體</text:p>
          </table:table-cell>
          <table:table-cell office:value-type="date" office:date-value="2024-12-15T00:00:00" table:style-name="ce62">
            <text:p>12月15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提醒民眾儘速接種新冠XBB疫苗，降低重症死亡風險</text:p>
          </table:table-cell>
          <table:table-cell office:value-type="string" table:style-name="ce60">
            <text:p>飛碟廣播電台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平面媒體</text:p>
          </table:table-cell>
          <table:table-cell office:value-type="string" table:style-name="ce62">
            <text:p>12/22、12/26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9">
            <text:p>民意傳播顧問股份有限公司</text:p>
          </table:table-cell>
          <table:table-cell office:value-type="string" table:style-name="ce60">
            <text:p>呼籲60歲以上接種新冠XBB疫苗保護力高達7成以上，請民眾盡速接種</text:p>
          </table:table-cell>
          <table:table-cell office:value-type="string" table:style-name="ce60">
            <text:p>聯合報、中國時報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6">
            <text:p>秋冬疫苗不可少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string" table:style-name="ce62">
            <text:p>11/25-12/8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72">
            <text:p>秋冬屬呼吸道疾病流行季節，提醒民眾盡速接種疫苗，提升保護力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47">
          <table:table-cell office:value-type="string" table:style-name="ce59">
            <text:p>疾病管制署</text:p>
          </table:table-cell>
          <table:table-cell office:value-type="string" table:style-name="ce66">
            <text:p>秋冬疫苗不可少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string" table:style-name="ce62">
            <text:p>12/2-18/8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72">
            <text:p>提醒民眾盡速接種流感疫苗，保護自己與他人</text:p>
          </table:table-cell>
          <table:table-cell office:value-type="string" table:style-name="ce59">
            <text:p>Youtube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0">
          <table:table-cell office:value-type="string" table:style-name="ce59">
            <text:p>疾病管制署</text:p>
          </table:table-cell>
          <table:table-cell office:value-type="string" table:style-name="ce66">
            <text:p>「秋冬防疫 三針有幸」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戶外媒體</text:p>
          </table:table-cell>
          <table:table-cell office:value-type="string" table:style-name="ce62">
            <text:p>12/4-12/10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呼籲65歲以上長者及幼兒接種流感疫苗，共同提升保護力。</text:p>
          </table:table-cell>
          <table:table-cell office:value-type="string" table:style-name="ce59">
            <text:p>全國7-11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「疫苗守護 病毒BLUE」衛教講座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3-12-07T00:00:00" table:style-name="ce62">
            <text:p>12月7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呼籲65歲以上長者及幼兒接種流感疫苗，共同提升保護力。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3-12-12T00:00:00" table:style-name="ce62">
            <text:p>12月12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提醒民眾儘速接種新冠XBB疫苗，降低重症死亡風險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2/16-12/20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呼籲6個月以上民眾請接種新冠XBB疫苗 延續保護力</text:p>
          </table:table-cell>
          <table:table-cell office:value-type="string" table:style-name="ce59">
            <text:p>三立新聞台<text:s/>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23">
          <table:table-cell office:value-type="string" table:style-name="ce59">
            <text:p>疾病管制署</text:p>
          </table:table-cell>
          <table:table-cell office:value-type="string" table:style-name="ce66">
            <text:p>新冠XBB、流感、肺炎鏈球菌疫苗宣導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0">
            <text:p>電視媒體</text:p>
          </table:table-cell>
          <table:table-cell office:value-type="string" table:style-name="ce62">
            <text:p>12/16-12/22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提醒民眾應接種流感及新冠新型疫苗，65歲以上長者符合接種資格者應接種肺炎鏈球菌，提升保護力</text:p>
          </table:table-cell>
          <table:table-cell office:value-type="string" table:style-name="ce59">
            <text:p>三立台灣台、三立都會台、三立新聞台、三立財經台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48">
          <table:table-cell office:value-type="string" table:style-name="ce59">
            <text:p>疾病管制署</text:p>
          </table:table-cell>
          <table:table-cell office:value-type="string" table:style-name="ce66">
            <text:p>接種XBB 秋冬更安心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4-12-19T00:00:00" table:style-name="ce62">
            <text:p>12月19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呼籲60歲以上接種新冠XBB疫苗保護力高達7成以上，請民眾盡速接種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 table:style-name="ce2"/>
        </table:table-row>
        <table:table-row table:style-name="ro19">
          <table:table-cell office:value-type="string" table:style-name="ce59">
            <text:p>疾病管制署</text:p>
          </table:table-cell>
          <table:table-cell office:value-type="string" table:style-name="ce66">
            <text:p>寒流到來 接種疫苗加強保護</text:p>
          </table:table-cell>
          <table:table-cell office:value-type="string" table:style-name="ce59">
            <text:p>112年防疫政策暨媒體通路集中採購案</text:p>
          </table:table-cell>
          <table:table-cell office:value-type="string" table:style-name="ce62">
            <text:p>網路媒體</text:p>
          </table:table-cell>
          <table:table-cell office:value-type="date" office:date-value="2024-12-22T00:00:00" table:style-name="ce62">
            <text:p>12月22日</text:p>
          </table:table-cell>
          <table:table-cell office:value-type="string" table:style-name="ce59">
            <text:p>公共關係室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65">
            <text:p>三立電視股份有限公司</text:p>
          </table:table-cell>
          <table:table-cell office:value-type="string" table:style-name="ce60">
            <text:p>寒流及聖誕假期到來，提醒民眾接種流感及新冠XBB疫苗，預防感染及罹病中重症發生</text:p>
          </table:table-cell>
          <table:table-cell office:value-type="string" table:style-name="ce59">
            <text:p>三立新聞網</text:p>
          </table:table-cell>
          <table:table-cell office:value-type="string" table:style-name="ce25">
            <text:p>廠商回饋通路</text:p>
          </table:table-cell>
          <table:table-cell table:number-columns-repeated="16371"/>
        </table:table-row>
        <table:table-row table:style-name="ro5">
          <table:table-cell table:style-name="ce88"/>
          <table:table-cell table:style-name="ce102"/>
          <table:table-cell table:style-name="ce88"/>
          <table:table-cell table:number-columns-repeated="2" table:style-name="ce73"/>
          <table:table-cell table:number-columns-repeated="3" table:style-name="ce88"/>
          <table:table-cell table:style-name="ce104"/>
          <table:table-cell table:style-name="ce72"/>
          <table:table-cell table:style-name="ce87"/>
          <table:table-cell table:number-columns-repeated="2" table:style-name="ce88"/>
          <table:table-cell table:number-columns-repeated="16371"/>
        </table:table-row>
        <table:table-row table:style-name="ro24">
          <table:table-cell office:value-type="string" table:style-name="ce4">
            <text:p>填表說明：</text:p>
          </table:table-cell>
          <table:table-cell office:value-type="string" table:style-name="ce47">
            <text:p>（表單格式來源/依據：111年11月30日主預政字第1110103700號函）<text:s/></text:p>
          </table:table-cell>
          <table:table-cell table:number-columns-repeated="11" table:style-name="ce48"/>
          <table:table-cell table:number-columns-repeated="16371"/>
        </table:table-row>
        <table:table-row table:style-name="ro24">
          <table:table-cell office:value-type="string" table:style-name="ce20">
            <text:p>1.</text:p>
          </table:table-cell>
          <table:table-cell office:value-type="string" table:number-columns-spanned="12" table:number-rows-spanned="1" table:style-name="ce10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20">
            <text:p>2.</text:p>
          </table:table-cell>
          <table:table-cell office:value-type="string" table:number-columns-spanned="12" table:number-rows-spanned="1" table:style-name="ce10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4">
          <table:table-cell office:value-type="string" table:style-name="ce21">
            <text:p>3.</text:p>
          </table:table-cell>
          <table:table-cell office:value-type="string" table:number-columns-spanned="12" table:number-rows-spanned="1" table:style-name="ce10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1">
            <text:p>4.</text:p>
          </table:table-cell>
          <table:table-cell office:value-type="string" table:number-columns-spanned="12" table:number-rows-spanned="1" table:style-name="ce10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21">
            <text:p>5.</text:p>
          </table:table-cell>
          <table:table-cell office:value-type="string" table:style-name="ce48">
            <text:p>「執行單位」係指各機關或國營事業之內部業務承辦單位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24">
          <table:table-cell office:value-type="string" table:style-name="ce21">
            <text:p>6.</text:p>
          </table:table-cell>
          <table:table-cell office:value-type="string" table:style-name="ce48">
            <text:p>「預算來源」請查填總預算、○○特別預算、國營事業、非營業特種基金或財團法人預算。</text:p>
          </table:table-cell>
          <table:table-cell table:number-columns-repeated="2" table:style-name="ce48"/>
          <table:table-cell table:number-columns-repeated="9" table:style-name="ce51"/>
          <table:table-cell table:number-columns-repeated="16371"/>
        </table:table-row>
        <table:table-row table:style-name="ro5">
          <table:table-cell office:value-type="string" table:style-name="ce21">
            <text:p>7.</text:p>
          </table:table-cell>
          <table:table-cell office:value-type="string" table:number-columns-spanned="12" table:number-rows-spanned="1" table:style-name="ce10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21">
            <text:p>8.</text:p>
          </table:table-cell>
          <table:table-cell office:value-type="string" table:style-name="ce47">
            <text:p>機關如有公益或廠商回饋免費廣告等補充說明，請列入備註欄表達。</text:p>
          </table:table-cell>
          <table:table-cell table:number-columns-repeated="5" table:style-name="ce48"/>
          <table:table-cell table:number-columns-repeated="6" table:style-name="ce52"/>
          <table:table-cell table:number-columns-repeated="16371"/>
        </table:table-row>
        <table:table-row table:number-rows-repeated="1048520" table:style-name="ro5">
          <table:table-cell table:number-columns-repeated="16384"/>
        </table:table-row>
        <table:named-expressions>
          <table:named-range table:name="Print_Titles" table:cell-range-address="12月.$A$5:12月.$XFD$5" table:base-cell-address="12月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number:date-style style:name="N50">
      <number:month/>
      <number:text>月</number:text>
      <number:day/>
      <number:text>日</number:text>
    </number:date-style>
    <number:number-style style:name="N51">
      <number:number number:decimal-places="0" number:min-integer-digits="1" number:grouping="true">
        <number:embedded-text number:position="0"> </number:embedded-text>
      </number:number>
    </number:number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73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72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5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71%" style:table-centering="none" style:print="objects charts drawings"/>
      <style:header-style>
        <style:header-footer-properties fo:min-height="0in" fo:margin-left="0.196850393700787in" fo:margin-right="0.196850393700787in" fo:margin-bottom="0in"/>
      </style:header-style>
      <style:footer-style>
        <style:header-footer-properties fo:min-height="0in" fo:margin-left="0.196850393700787in" fo:margin-right="0.196850393700787in" fo:margin-top="0in"/>
      </style:footer-style>
    </style:page-layout>
    <style:page-layout style:name="pm6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7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9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8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9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10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63%" style:table-centering="none" style:print="objects charts drawings"/>
      <style:header-style>
        <style:header-footer-properties fo:min-height="0in" fo:margin-left="0.196850393700787in" fo:margin-right="0.196850393700787in" fo:margin-bottom="0in"/>
      </style:header-style>
      <style:footer-style>
        <style:header-footer-properties fo:min-height="0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dc:title/>
    <dc:description/>
    <dc:subject/>
    <meta:initial-creator>公務預算處一般政務科柯亭劭</meta:initial-creator>
    <dc:creator>公共關係室詹淑芬</dc:creator>
    <meta:creation-date>2020-11-02T02:13:46Z</meta:creation-date>
    <dc:date>2024-01-17T07:29:21Z</dc:date>
    <meta:print-date>2024-01-10T07:24:18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